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37">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2.85cm" style:rel-column-width="10907*"/>
    </style:style>
    <style:style style:name="Tableau12.B" style:family="table-column">
      <style:table-column-properties style:column-width="9.088cm" style:rel-column-width="34775*"/>
    </style:style>
    <style:style style:name="Tableau12.C" style:family="table-column">
      <style:table-column-properties style:column-width="3.209cm" style:rel-column-width="12278*"/>
    </style:style>
    <style:style style:name="Tableau12.D" style:family="table-column">
      <style:table-column-properties style:column-width="1.979cm" style:rel-column-width="7575*"/>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73cm" style:rel-column-width="10995*"/>
    </style:style>
    <style:style style:name="Tableau11.B" style:family="table-column">
      <style:table-column-properties style:column-width="9.71cm" style:rel-column-width="37158*"/>
    </style:style>
    <style:style style:name="Tableau11.C" style:family="table-column">
      <style:table-column-properties style:column-width="2.21cm" style:rel-column-width="8457*"/>
    </style:style>
    <style:style style:name="Tableau11.D" style:family="table-column">
      <style:table-column-properties style:column-width="2.332cm" style:rel-column-width="8925*"/>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126cm" table:align="margins" style:writing-mode="lr-tb"/>
    </style:style>
    <style:style style:name="Table2.A" style:family="table-column">
      <style:table-column-properties style:column-width="5.223cm" style:rel-column-width="19986*"/>
    </style:style>
    <style:style style:name="Table2.B" style:family="table-column">
      <style:table-column-properties style:column-width="6.533cm" style:rel-column-width="25001*"/>
    </style:style>
    <style:style style:name="Table2.C" style:family="table-column">
      <style:table-column-properties style:column-width="5.369cm" style:rel-column-width="20548*"/>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style:language-complex="ar" style:country-complex="SA"/>
    </style:style>
    <style:style style:name="P5" style:family="paragraph" style:parent-style-name="Table_20_Contents">
      <style:paragraph-properties fo:text-align="justify" style:justify-single-word="false"/>
      <style:text-properties fo:language="fr" fo:country="FR" style:language-complex="ar" style:country-complex="SA"/>
    </style:style>
    <style:style style:name="P6" style:family="paragraph" style:parent-style-name="Table_20_Contents">
      <style:paragraph-properties fo:text-align="justify" style:justify-single-word="false" style:snap-to-layout-grid="false"/>
      <style:text-properties fo:language="fr" fo:country="FR" style:language-complex="ar" style:country-complex="SA"/>
    </style:style>
    <style:style style:name="P7"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8" style:family="paragraph" style:parent-style-name="Table_20_Contents">
      <style:paragraph-properties fo:text-align="justify" style:justify-single-word="false"/>
      <style:text-properties fo:language="fr" fo:country="FR" fo:font-style="normal" fo:font-weight="normal" style:font-style-asian="normal" style:font-weight-asian="normal" style:font-style-complex="normal" style:font-weight-complex="normal"/>
    </style:style>
    <style:style style:name="P9" style:family="paragraph" style:parent-style-name="Table_20_Contents">
      <style:paragraph-properties fo:text-align="justify" style:justify-single-word="false"/>
      <style:text-properties fo:language="fr" fo:country="FR" fo:font-style="normal" fo:font-weight="normal" style:font-style-asian="normal" style:font-weight-asian="normal" style:language-complex="ar" style:country-complex="SA" style:font-style-complex="normal" style:font-weight-complex="normal"/>
    </style:style>
    <style:style style:name="P10" style:family="paragraph" style:parent-style-name="Table_20_Contents">
      <style:text-properties fo:language="fr" fo:country="FR" fo:font-style="normal" fo:background-color="transparent" style:font-style-asian="normal" style:font-style-complex="normal"/>
    </style:style>
    <style:style style:name="P11"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2" style:family="paragraph" style:parent-style-name="Table_20_Contents">
      <style:text-properties fo:language="fr" fo:country="FR" fo:font-style="italic" fo:font-weight="bold" style:font-style-asian="italic" style:font-weight-asian="bold" style:font-style-complex="italic" style:font-weight-complex="bold"/>
    </style:style>
    <style:style style:name="P13" style:family="paragraph" style:parent-style-name="Table_20_Contents">
      <style:text-properties fo:language="fr" fo:country="FR" fo:font-style="italic" fo:font-weight="bold" officeooo:paragraph-rsid="002a10f1" style:font-style-asian="italic" style:font-weight-asian="bold" style:font-style-complex="italic" style:font-weight-complex="bold"/>
    </style:style>
    <style:style style:name="P14" style:family="paragraph" style:parent-style-name="Table_20_Contents">
      <style:text-properties fo:language="fr" fo:country="FR" fo:font-style="italic" fo:font-weight="bold" officeooo:paragraph-rsid="002b5ec1" style:font-style-asian="italic" style:font-weight-asian="bold" style:font-style-complex="italic" style:font-weight-complex="bold"/>
    </style:style>
    <style:style style:name="P15" style:family="paragraph" style:parent-style-name="Table_20_Contents">
      <style:paragraph-properties fo:text-align="justify" style:justify-single-word="false"/>
      <style:text-properties fo:language="fr" fo:country="FR"/>
    </style:style>
    <style:style style:name="P16" style:family="paragraph" style:parent-style-name="Table_20_Contents">
      <style:paragraph-properties fo:text-align="justify" style:justify-single-word="false"/>
      <style:text-properties fo:language="fr" fo:country="FR" officeooo:paragraph-rsid="002f8ac5"/>
    </style:style>
    <style:style style:name="P17" style:family="paragraph" style:parent-style-name="Table_20_Contents">
      <style:text-properties fo:language="fr" fo:country="FR" fo:background-color="transparent"/>
    </style:style>
    <style:style style:name="P18" style:family="paragraph" style:parent-style-name="Table_20_Contents">
      <style:paragraph-properties fo:text-align="start" style:justify-single-word="false"/>
      <style:text-properties fo:language="fr" fo:country="FR"/>
    </style:style>
    <style:style style:name="P19" style:family="paragraph" style:parent-style-name="Table_20_Contents">
      <style:text-properties fo:language="fr" fo:country="FR" fo:font-weight="normal" style:font-weight-asian="normal" style:font-weight-complex="normal"/>
    </style:style>
    <style:style style:name="P20" style:family="paragraph" style:parent-style-name="Table_20_Contents">
      <style:paragraph-properties fo:text-align="justify" style:justify-single-word="false"/>
      <style:text-properties fo:language="fr" fo:country="FR" fo:font-weight="normal" style:font-weight-asian="normal" style:font-weight-complex="normal"/>
    </style:style>
    <style:style style:name="P21" style:family="paragraph" style:parent-style-name="Table_20_Contents">
      <style:paragraph-properties fo:text-align="justify" style:justify-single-word="false"/>
      <style:text-properties fo:language="fr" fo:country="FR" fo:font-weight="normal" officeooo:paragraph-rsid="002f8ac5" style:font-weight-asian="normal" style:font-weight-complex="normal"/>
    </style:style>
    <style:style style:name="P22" style:family="paragraph" style:parent-style-name="Table_20_Contents">
      <style:text-properties fo:language="fr" fo:country="FR" officeooo:rsid="00217475" officeooo:paragraph-rsid="00217475"/>
    </style:style>
    <style:style style:name="P23" style:family="paragraph" style:parent-style-name="Table_20_Contents">
      <style:text-properties fo:language="fr" fo:country="FR" officeooo:paragraph-rsid="003638ed"/>
    </style:style>
    <style:style style:name="P24" style:family="paragraph" style:parent-style-name="Table_20_Contents">
      <style:text-properties fo:language="fr" fo:country="FR" officeooo:paragraph-rsid="0037a372"/>
    </style:style>
    <style:style style:name="P25" style:family="paragraph" style:parent-style-name="Table_20_Contents">
      <style:text-properties fo:language="fr" fo:country="FR" officeooo:paragraph-rsid="003a33ae"/>
    </style:style>
    <style:style style:name="P26" style:family="paragraph" style:parent-style-name="Table_20_Contents">
      <style:text-properties fo:language="fr" fo:country="FR" officeooo:paragraph-rsid="003c508c"/>
    </style:style>
    <style:style style:name="P27" style:family="paragraph" style:parent-style-name="Table_20_Contents">
      <style:text-properties style:font-name="Trebuchet MS" fo:language="fr" fo:country="FR"/>
    </style:style>
    <style:style style:name="P28" style:family="paragraph" style:parent-style-name="Table_20_Contents">
      <style:text-properties style:font-name="Trebuchet MS" fo:language="fr" fo:country="FR" fo:font-weight="bold" style:font-weight-asian="bold" style:font-weight-complex="bold"/>
    </style:style>
    <style:style style:name="P29"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30" style:family="paragraph" style:parent-style-name="Table_20_Contents">
      <style:text-properties style:font-name="Trebuchet MS" fo:language="fr" fo:country="FR" fo:font-style="normal" fo:font-weight="bold" fo:background-color="transparent" style:font-style-asian="normal" style:font-weight-asian="bold" style:font-style-complex="normal" style:font-weight-complex="bold"/>
    </style:style>
    <style:style style:name="P31" style:family="paragraph" style:parent-style-name="Header">
      <style:text-properties style:language-asian="zxx" style:country-asian="none"/>
    </style:style>
    <style:style style:name="P32" style:family="paragraph" style:parent-style-name="Header">
      <style:paragraph-properties fo:text-align="center" style:justify-single-word="false"/>
      <style:text-properties style:language-asian="zxx" style:country-asian="none"/>
    </style:style>
    <style:style style:name="P33" style:family="paragraph" style:parent-style-name="Standard">
      <style:paragraph-properties>
        <style:tab-stops>
          <style:tab-stop style:position="15.503cm" style:type="right"/>
        </style:tab-stops>
      </style:paragraph-properties>
    </style:style>
    <style:style style:name="P3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35"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36" style:family="paragraph" style:parent-style-name="Standard">
      <style:text-properties style:font-name="Arial" fo:font-size="7pt" fo:font-style="italic" style:font-size-asian="7pt" style:font-style-asian="italic" style:font-name-complex="Arial" style:font-size-complex="7pt"/>
    </style:style>
    <style:style style:name="P37"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38"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39"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40"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41"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42"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43"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44" style:family="paragraph" style:parent-style-name="Standard">
      <style:text-properties fo:font-size="12pt" fo:language="fr" fo:country="FR" style:font-size-asian="12pt" style:font-size-complex="12pt"/>
    </style:style>
    <style:style style:name="P45" style:family="paragraph" style:parent-style-name="Standard">
      <style:text-properties fo:language="fr" fo:country="FR"/>
    </style:style>
    <style:style style:name="P46" style:family="paragraph" style:parent-style-name="Standard">
      <style:paragraph-properties style:snap-to-layout-grid="false"/>
      <style:text-properties fo:language="fr" fo:country="FR"/>
    </style:style>
    <style:style style:name="P47" style:family="paragraph" style:parent-style-name="Standard">
      <style:text-properties fo:language="fr" fo:country="FR" style:language-complex="ar" style:country-complex="SA"/>
    </style:style>
    <style:style style:name="P48" style:family="paragraph" style:parent-style-name="Standard">
      <style:text-properties fo:language="fr" fo:country="FR" fo:background-color="#ffff00"/>
    </style:style>
    <style:style style:name="P49" style:family="paragraph" style:parent-style-name="Standard">
      <style:paragraph-properties fo:text-align="justify" style:justify-single-word="false"/>
      <style:text-properties fo:language="fr" fo:country="FR"/>
    </style:style>
    <style:style style:name="P50" style:family="paragraph" style:parent-style-name="Standard">
      <style:paragraph-properties fo:text-align="justify" style:justify-single-word="false"/>
      <style:text-properties fo:language="fr" fo:country="FR" officeooo:paragraph-rsid="002f8ac5"/>
    </style:style>
    <style:style style:name="P51" style:family="paragraph" style:parent-style-name="Standard">
      <style:paragraph-properties fo:text-align="justify" style:justify-single-word="false"/>
      <style:text-properties fo:language="fr" fo:country="FR" fo:background-color="transparent"/>
    </style:style>
    <style:style style:name="P52" style:family="paragraph" style:parent-style-name="Standard">
      <style:text-properties fo:language="fr" fo:country="FR" officeooo:paragraph-rsid="003638ed"/>
    </style:style>
    <style:style style:name="P53" style:family="paragraph" style:parent-style-name="Standard">
      <style:text-properties fo:language="fr" fo:country="FR" officeooo:paragraph-rsid="0037a372"/>
    </style:style>
    <style:style style:name="P54" style:family="paragraph" style:parent-style-name="Standard">
      <style:text-properties fo:language="fr" fo:country="FR" officeooo:paragraph-rsid="003a33ae"/>
    </style:style>
    <style:style style:name="P55" style:family="paragraph" style:parent-style-name="Standard">
      <style:text-properties fo:language="fr" fo:country="FR" officeooo:paragraph-rsid="003c508c"/>
    </style:style>
    <style:style style:name="P56" style:family="paragraph" style:parent-style-name="Standard">
      <style:text-properties fo:font-size="10pt" fo:language="fr" fo:country="FR" style:font-size-asian="10pt" style:font-size-complex="10pt"/>
    </style:style>
    <style:style style:name="P57" style:family="paragraph" style:parent-style-name="Standard">
      <style:paragraph-properties fo:text-align="justify" style:justify-single-word="false"/>
      <style:text-properties fo:font-size="10pt" fo:language="fr" fo:country="FR" style:font-size-asian="10pt" style:font-size-complex="10pt"/>
    </style:style>
    <style:style style:name="P58" style:family="paragraph" style:parent-style-name="Standard">
      <style:paragraph-properties fo:text-align="justify" style:justify-single-word="false"/>
      <style:text-properties fo:font-size="10pt" fo:language="fr" fo:country="FR" officeooo:paragraph-rsid="002f69bd" style:font-size-asian="10pt" style:font-size-complex="10pt"/>
    </style:style>
    <style:style style:name="P59" style:family="paragraph" style:parent-style-name="Standard">
      <style:paragraph-properties fo:text-align="justify" style:justify-single-word="false"/>
      <style:text-properties fo:font-size="10pt" fo:language="fr" fo:country="FR" fo:background-color="#ffff00" style:font-size-asian="10pt" style:font-size-complex="10pt"/>
    </style:style>
    <style:style style:name="P60" style:family="paragraph" style:parent-style-name="Standard">
      <style:paragraph-properties fo:text-align="justify" style:justify-single-word="false"/>
      <style:text-properties fo:font-size="10pt" fo:language="fr" fo:country="FR" fo:font-style="italic" fo:background-color="#ffff00" style:font-size-asian="10pt" style:font-style-asian="italic" style:font-size-complex="10pt" style:font-style-complex="italic"/>
    </style:style>
    <style:style style:name="P61" style:family="paragraph" style:parent-style-name="Standard">
      <style:paragraph-properties fo:text-align="justify" style:justify-single-word="false"/>
      <style:text-properties fo:font-size="10pt" fo:language="fr" fo:country="FR" fo:background-color="transparent" style:font-size-asian="10pt" style:font-size-complex="10pt"/>
    </style:style>
    <style:style style:name="P62"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63"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64"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65"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66"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67" style:family="paragraph" style:parent-style-name="Standard">
      <style:paragraph-properties fo:margin-left="0cm" fo:margin-right="0cm" fo:text-indent="0cm" style:auto-text-indent="false"/>
      <style:text-properties fo:language="fr" fo:country="FR"/>
    </style:style>
    <style:style style:name="P68"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69"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70"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71" style:family="paragraph" style:parent-style-name="Text_20_body">
      <style:text-properties fo:font-size="12pt" fo:language="fr" fo:country="FR" style:font-size-asian="12pt" style:font-size-complex="12pt"/>
    </style:style>
    <style:style style:name="P72" style:family="paragraph" style:parent-style-name="Text_20_body">
      <style:paragraph-properties fo:text-align="justify" style:justify-single-word="false"/>
      <style:text-properties fo:font-size="12pt" fo:language="fr" fo:country="FR" style:font-size-asian="12pt" style:font-size-complex="12pt"/>
    </style:style>
    <style:style style:name="P73" style:family="paragraph" style:parent-style-name="Text_20_body">
      <style:text-properties fo:font-size="12pt" fo:language="fr" fo:country="FR" fo:background-color="#ffff00" style:font-size-asian="12pt" style:font-size-complex="12pt"/>
    </style:style>
    <style:style style:name="P74" style:family="paragraph" style:parent-style-name="Text_20_body">
      <style:text-properties fo:language="fr" fo:country="FR"/>
    </style:style>
    <style:style style:name="P75" style:family="paragraph" style:parent-style-name="Text_20_body">
      <style:paragraph-properties fo:text-align="justify" style:justify-single-word="false"/>
      <style:text-properties fo:language="fr" fo:country="FR"/>
    </style:style>
    <style:style style:name="P76" style:family="paragraph" style:parent-style-name="Text_20_body">
      <style:text-properties fo:font-size="10pt" fo:language="fr" fo:country="FR" style:font-size-asian="10pt" style:font-size-complex="10pt"/>
    </style:style>
    <style:style style:name="P77" style:family="paragraph" style:parent-style-name="Text_20_body">
      <style:paragraph-properties fo:text-align="justify" style:justify-single-word="false"/>
      <style:text-properties fo:font-size="10pt" fo:language="fr" fo:country="FR" style:font-size-asian="10pt" style:font-size-complex="10pt"/>
    </style:style>
    <style:style style:name="P78" style:family="paragraph" style:parent-style-name="Text_20_body">
      <style:paragraph-properties fo:text-align="justify" style:justify-single-word="false"/>
      <style:text-properties fo:font-style="normal" style:font-style-asian="normal" style:font-style-complex="normal"/>
    </style:style>
    <style:style style:name="P79" style:family="paragraph" style:parent-style-name="Text_20_body">
      <style:paragraph-properties fo:break-before="page"/>
      <style:text-properties fo:language="fr" fo:country="FR"/>
    </style:style>
    <style:style style:name="P80"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81"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82" style:family="paragraph" style:parent-style-name="body_20_text">
      <style:paragraph-properties style:snap-to-layout-grid="false"/>
      <style:text-properties fo:language="fr" fo:country="FR" style:language-complex="ar" style:country-complex="SA"/>
    </style:style>
    <style:style style:name="P83" style:family="paragraph" style:parent-style-name="body_20_text">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84" style:family="paragraph" style:parent-style-name="body_20_text">
      <style:paragraph-properties style:snap-to-layout-grid="false"/>
      <style:text-properties fo:language="fr" fo:country="FR"/>
    </style:style>
    <style:style style:name="P85" style:family="paragraph" style:parent-style-name="body_20_text">
      <style:paragraph-properties fo:text-align="justify" style:justify-single-word="false" style:snap-to-layout-grid="false"/>
      <style:text-properties fo:language="fr" fo:country="FR" fo:font-weight="bold" style:font-weight-asian="bold" style:language-complex="ar" style:country-complex="SA" style:font-weight-complex="bold"/>
    </style:style>
    <style:style style:name="P86" style:family="paragraph" style:parent-style-name="Horizontal_20_Line">
      <style:text-properties fo:language="fr" fo:country="FR"/>
    </style:style>
    <style:style style:name="P87" style:family="paragraph" style:parent-style-name="Illustration">
      <style:paragraph-properties fo:text-align="start" style:justify-single-word="false"/>
    </style:style>
    <style:style style:name="P88" style:family="paragraph" style:parent-style-name="Standard" style:list-style-name="L5">
      <style:paragraph-properties fo:text-align="justify" style:justify-single-word="false"/>
    </style:style>
    <style:style style:name="P89" style:family="paragraph" style:parent-style-name="Standard" style:list-style-name="L5">
      <style:paragraph-properties fo:text-align="justify" style:justify-single-word="false"/>
      <style:text-properties officeooo:paragraph-rsid="002f69bd"/>
    </style:style>
    <style:style style:name="P90" style:family="paragraph" style:parent-style-name="Standard" style:list-style-name="L5">
      <style:paragraph-properties fo:text-align="justify" style:justify-single-word="false"/>
      <style:text-properties fo:font-size="10pt" fo:language="fr" fo:country="FR" style:font-size-asian="10pt" style:font-size-complex="10pt"/>
    </style:style>
    <style:style style:name="P91" style:family="paragraph" style:parent-style-name="Standard" style:list-style-name="L5">
      <style:paragraph-properties fo:text-align="justify" style:justify-single-word="false"/>
      <style:text-properties fo:font-size="10pt" fo:language="fr" fo:country="FR" officeooo:paragraph-rsid="002f69bd" style:font-size-asian="10pt" style:font-size-complex="10pt"/>
    </style:style>
    <style:style style:name="P92" style:family="paragraph" style:parent-style-name="Standard" style:list-style-name="L5">
      <style:paragraph-properties fo:text-align="justify" style:justify-single-word="false"/>
      <style:text-properties fo:font-size="10pt" fo:language="fr" fo:country="FR" fo:background-color="transparent" style:font-size-asian="10pt" style:font-size-complex="10pt"/>
    </style:style>
    <style:style style:name="P93" style:family="paragraph" style:parent-style-name="Standard" style:list-style-name="L5">
      <style:paragraph-properties fo:text-align="justify" style:justify-single-word="false"/>
      <style:text-properties fo:font-size="10pt" fo:language="fr" fo:country="FR" officeooo:paragraph-rsid="002f69bd" fo:background-color="transparent" style:font-size-asian="10pt" style:font-size-complex="10pt"/>
    </style:style>
    <style:style style:name="P94" style:family="paragraph" style:parent-style-name="Standard" style:list-style-name="WW8Num22">
      <style:paragraph-properties fo:text-align="start" style:justify-single-word="false" style:snap-to-layout-grid="false"/>
      <style:text-properties fo:language="fr" fo:country="FR"/>
    </style:style>
    <style:style style:name="P95" style:family="paragraph" style:parent-style-name="Standard" style:list-style-name="WW8Num22">
      <style:paragraph-properties style:snap-to-layout-grid="false"/>
      <style:text-properties fo:language="fr" fo:country="FR"/>
    </style:style>
    <style:style style:name="P96" style:family="paragraph" style:parent-style-name="Standard" style:list-style-name="L3">
      <style:paragraph-properties fo:margin-top="0.071cm" fo:margin-bottom="0.071cm" fo:text-align="start" style:justify-single-word="false"/>
      <style:text-properties fo:language="fr" fo:country="FR"/>
    </style:style>
    <style:style style:name="P97" style:family="paragraph" style:parent-style-name="Standard" style:list-style-name="L3">
      <style:paragraph-properties fo:margin-top="0.071cm" fo:margin-bottom="0.071cm" fo:text-align="start" style:justify-single-word="false"/>
    </style:style>
    <style:style style:name="P98" style:family="paragraph" style:parent-style-name="Text_20_body" style:list-style-name="L1">
      <style:text-properties fo:font-size="10pt" fo:language="fr" fo:country="FR" style:font-size-asian="10pt" style:font-size-complex="10pt"/>
    </style:style>
    <style:style style:name="P99" style:family="paragraph" style:parent-style-name="Text_20_body" style:list-style-name="L2">
      <style:text-properties fo:font-size="10pt" fo:language="fr" fo:country="FR" style:font-size-asian="10pt" style:font-size-complex="10pt"/>
    </style:style>
    <style:style style:name="P100" style:family="paragraph" style:parent-style-name="Text_20_body" style:list-style-name="L6">
      <style:text-properties fo:font-size="10pt" fo:language="fr" fo:country="FR" style:font-size-asian="10pt" style:font-size-complex="10pt"/>
    </style:style>
    <style:style style:name="P101" style:family="paragraph" style:parent-style-name="Text_20_body" style:list-style-name="L7">
      <style:paragraph-properties fo:text-align="justify" style:justify-single-word="false"/>
      <style:text-properties fo:font-size="10pt" fo:language="fr" fo:country="FR" style:font-size-asian="10pt" style:font-size-complex="10pt"/>
    </style:style>
    <style:style style:name="P102" style:family="paragraph" style:parent-style-name="Text_20_body" style:list-style-name="L8">
      <style:paragraph-properties fo:text-align="justify" style:justify-single-word="false"/>
      <style:text-properties fo:font-size="10pt" fo:language="fr" fo:country="FR" style:font-size-asian="10pt" style:font-size-complex="10pt"/>
    </style:style>
    <style:style style:name="P103" style:family="paragraph" style:parent-style-name="Text_20_body" style:list-style-name="L2"/>
    <style:style style:name="P104" style:family="paragraph" style:parent-style-name="Text_20_body" style:list-style-name="L7">
      <style:paragraph-properties fo:text-align="justify" style:justify-single-word="false"/>
    </style:style>
    <style:style style:name="P105" style:family="paragraph" style:parent-style-name="Text_20_body" style:list-style-name="L35">
      <style:text-properties fo:language="fr" fo:country="FR"/>
    </style:style>
    <style:style style:name="P106" style:family="paragraph" style:parent-style-name="Heading_20_3">
      <style:text-properties fo:language="fr" fo:country="FR"/>
    </style:style>
    <style:style style:name="P107" style:family="paragraph" style:parent-style-name="Heading_20_3">
      <style:paragraph-properties fo:text-align="justify" style:justify-single-word="false"/>
      <style:text-properties fo:language="fr" fo:country="FR"/>
    </style:style>
    <style:style style:name="P108"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109" style:family="paragraph" style:parent-style-name="Heading_20_1">
      <style:text-properties fo:language="fr" fo:country="FR"/>
    </style:style>
    <style:style style:name="P110" style:family="paragraph" style:parent-style-name="Heading_20_1">
      <style:paragraph-properties fo:margin-left="1cm" fo:margin-right="0cm" fo:text-indent="-1cm" style:auto-text-indent="false"/>
      <style:text-properties fo:language="fr" fo:country="FR"/>
    </style:style>
    <style:style style:name="P111" style:family="paragraph" style:parent-style-name="Heading_20_2">
      <style:text-properties fo:language="fr" fo:country="FR"/>
    </style:style>
    <style:style style:name="P112" style:family="paragraph" style:parent-style-name="body_20_text" style:list-style-name="L9">
      <style:paragraph-properties fo:text-align="justify" style:justify-single-word="false" style:snap-to-layout-grid="false"/>
      <style:text-properties fo:language="fr" fo:country="FR" style:language-complex="ar" style:country-complex="SA"/>
    </style:style>
    <style:style style:name="P113" style:family="paragraph" style:parent-style-name="body_20_text" style:list-style-name="L10">
      <style:paragraph-properties fo:text-align="justify" style:justify-single-word="false" style:snap-to-layout-grid="false"/>
      <style:text-properties fo:language="fr" fo:country="FR" style:language-complex="ar" style:country-complex="SA"/>
    </style:style>
    <style:style style:name="P114" style:family="paragraph" style:parent-style-name="body_20_text" style:list-style-name="L13">
      <style:paragraph-properties fo:text-align="justify" style:justify-single-word="false" style:snap-to-layout-grid="false"/>
      <style:text-properties fo:language="fr" fo:country="FR" style:language-complex="ar" style:country-complex="SA"/>
    </style:style>
    <style:style style:name="P115" style:family="paragraph" style:parent-style-name="body_20_text" style:list-style-name="L14">
      <style:paragraph-properties fo:text-align="justify" style:justify-single-word="false" style:snap-to-layout-grid="false"/>
      <style:text-properties fo:language="fr" fo:country="FR" style:language-complex="ar" style:country-complex="SA"/>
    </style:style>
    <style:style style:name="P116" style:family="paragraph" style:parent-style-name="body_20_text" style:list-style-name="L20">
      <style:paragraph-properties fo:text-align="justify" style:justify-single-word="false" style:snap-to-layout-grid="false"/>
      <style:text-properties fo:language="fr" fo:country="FR" style:language-complex="ar" style:country-complex="SA"/>
    </style:style>
    <style:style style:name="P117" style:family="paragraph" style:parent-style-name="body_20_text" style:list-style-name="L9">
      <style:paragraph-properties fo:text-align="justify" style:justify-single-word="false" style:snap-to-layout-grid="false"/>
      <style:text-properties fo:language="fr" fo:country="FR" fo:font-style="normal" style:font-style-asian="normal" style:language-complex="ar" style:country-complex="SA" style:font-style-complex="normal"/>
    </style:style>
    <style:style style:name="P118" style:family="paragraph" style:parent-style-name="body_20_text" style:list-style-name="L27">
      <style:paragraph-properties fo:text-align="justify" style:justify-single-word="false" style:snap-to-layout-grid="false"/>
      <style:text-properties fo:language="fr" fo:country="FR" fo:font-style="normal" style:font-style-asian="normal" style:font-style-complex="normal"/>
    </style:style>
    <style:style style:name="P119" style:family="paragraph" style:parent-style-name="body_20_text" style:list-style-name="L30">
      <style:paragraph-properties fo:text-align="justify" style:justify-single-word="false" style:snap-to-layout-grid="false"/>
      <style:text-properties fo:language="fr" fo:country="FR" fo:font-style="normal" style:font-style-asian="normal" style:font-style-complex="normal"/>
    </style:style>
    <style:style style:name="P120" style:family="paragraph" style:parent-style-name="body_20_text" style:list-style-name="L32">
      <style:paragraph-properties fo:text-align="justify" style:justify-single-word="false" style:snap-to-layout-grid="false"/>
      <style:text-properties fo:language="fr" fo:country="FR" fo:font-style="normal" style:font-style-asian="normal" style:font-style-complex="normal"/>
    </style:style>
    <style:style style:name="P121" style:family="paragraph" style:parent-style-name="body_20_text" style:list-style-name="L20">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22" style:family="paragraph" style:parent-style-name="body_20_text" style:list-style-name="L24">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23" style:family="paragraph" style:parent-style-name="body_20_text" style:list-style-name="L28">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24" style:family="paragraph" style:parent-style-name="body_20_text" style:list-style-name="L27">
      <style:paragraph-properties fo:text-align="justify" style:justify-single-word="false"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25" style:family="paragraph" style:parent-style-name="body_20_text" style:list-style-name="L20">
      <style:paragraph-properties fo:text-align="justify" style:justify-single-word="false" style:snap-to-layout-grid="false"/>
      <style:text-properties fo:language="fr" fo:country="FR" fo:font-style="italic" fo:font-weight="bold" style:font-style-asian="italic" style:font-weight-asian="bold" style:language-complex="ar" style:country-complex="SA" style:font-style-complex="italic" style:font-weight-complex="bold"/>
    </style:style>
    <style:style style:name="P126" style:family="paragraph" style:parent-style-name="body_20_text" style:list-style-name="L28">
      <style:paragraph-properties fo:text-align="justify" style:justify-single-word="false" style:snap-to-layout-grid="false"/>
      <style:text-properties fo:language="fr" fo:country="FR"/>
    </style:style>
    <style:style style:name="P127" style:family="paragraph" style:parent-style-name="body_20_text" style:list-style-name="L10">
      <style:paragraph-properties fo:text-align="justify" style:justify-single-word="false" style:snap-to-layout-grid="false"/>
    </style:style>
    <style:style style:name="P128" style:family="paragraph" style:parent-style-name="body_20_text" style:list-style-name="L14">
      <style:paragraph-properties fo:text-align="justify" style:justify-single-word="false" style:snap-to-layout-grid="false"/>
    </style:style>
    <style:style style:name="P129" style:family="paragraph" style:parent-style-name="body_20_text" style:list-style-name="L15">
      <style:paragraph-properties fo:text-align="justify" style:justify-single-word="false" style:snap-to-layout-grid="false"/>
    </style:style>
    <style:style style:name="P130" style:family="paragraph" style:parent-style-name="body_20_text" style:list-style-name="L20">
      <style:paragraph-properties fo:text-align="justify" style:justify-single-word="false" style:snap-to-layout-grid="false"/>
    </style:style>
    <style:style style:name="P131" style:family="paragraph" style:parent-style-name="body_20_text" style:list-style-name="L24">
      <style:paragraph-properties fo:text-align="justify" style:justify-single-word="false" style:snap-to-layout-grid="false"/>
    </style:style>
    <style:style style:name="P132" style:family="paragraph" style:parent-style-name="body_20_text" style:list-style-name="L27">
      <style:paragraph-properties fo:text-align="justify" style:justify-single-word="false" style:snap-to-layout-grid="false"/>
    </style:style>
    <style:style style:name="P133" style:family="paragraph" style:parent-style-name="body_20_text" style:list-style-name="L30">
      <style:paragraph-properties fo:text-align="justify" style:justify-single-word="false" style:snap-to-layout-grid="false"/>
    </style:style>
    <style:style style:name="P134" style:family="paragraph" style:parent-style-name="body_20_text" style:list-style-name="L32">
      <style:paragraph-properties fo:text-align="justify" style:justify-single-word="false" style:snap-to-layout-grid="false"/>
    </style:style>
    <style:style style:name="P135" style:family="paragraph" style:parent-style-name="body_20_text" style:list-style-name="L28">
      <style:paragraph-properties fo:text-align="justify" style:justify-single-word="false" style:snap-to-layout-grid="false"/>
    </style:style>
    <style:style style:name="P136" style:family="paragraph" style:parent-style-name="body_20_text" style:list-style-name="L30">
      <style:paragraph-properties fo:text-align="justify" style:justify-single-word="false" style:snap-to-layout-grid="false"/>
      <style:text-properties fo:font-style="normal" fo:font-weight="normal" fo:background-color="transparent" style:font-style-asian="normal" style:font-weight-asian="normal" style:font-style-complex="normal" style:font-weight-complex="normal"/>
    </style:style>
    <style:style style:name="P137" style:family="paragraph" style:parent-style-name="Biblio" style:list-style-name="L3">
      <style:paragraph-properties fo:margin-top="0.071cm" fo:margin-bottom="0.071cm" fo:text-align="start" style:justify-single-word="false"/>
      <style:text-properties fo:language="fr" fo:country="FR"/>
    </style:style>
    <style:style style:name="P138" style:family="paragraph" style:parent-style-name="Biblio" style:list-style-name="L4">
      <style:paragraph-properties fo:margin-top="0.071cm" fo:margin-bottom="0.071cm" fo:text-align="start" style:justify-single-word="false"/>
      <style:text-properties fo:language="fr" fo:country="FR"/>
    </style:style>
    <style:style style:name="P139" style:family="paragraph" style:parent-style-name="Biblio" style:list-style-name="L4">
      <style:paragraph-properties fo:margin-top="0.071cm" fo:margin-bottom="0.071cm" fo:text-align="start" style:justify-single-word="false"/>
      <style:text-properties fo:color="#000000" fo:language="fr" fo:country="FR"/>
    </style:style>
    <style:style style:name="P140" style:family="paragraph" style:parent-style-name="Heading_20_4">
      <style:paragraph-properties fo:margin-top="0.22cm" fo:margin-bottom="0.109cm"/>
      <style:text-properties fo:language="fr" fo:country="FR"/>
    </style:style>
    <style:style style:name="P141" style:family="paragraph" style:parent-style-name="Table_20_Contents" style:list-style-name="L9">
      <style:paragraph-properties fo:text-align="justify" style:justify-single-word="false" style:snap-to-layout-grid="false"/>
      <style:text-properties fo:language="fr" fo:country="FR" style:language-complex="ar" style:country-complex="SA"/>
    </style:style>
    <style:style style:name="P142" style:family="paragraph" style:parent-style-name="Table_20_Contents" style:list-style-name="L11">
      <style:paragraph-properties fo:text-align="justify" style:justify-single-word="false" style:snap-to-layout-grid="false"/>
      <style:text-properties fo:language="fr" fo:country="FR" style:language-complex="ar" style:country-complex="SA"/>
    </style:style>
    <style:style style:name="P143" style:family="paragraph" style:parent-style-name="Table_20_Contents" style:list-style-name="L12">
      <style:paragraph-properties fo:text-align="justify" style:justify-single-word="false" style:snap-to-layout-grid="false"/>
      <style:text-properties fo:language="fr" fo:country="FR" style:language-complex="ar" style:country-complex="SA"/>
    </style:style>
    <style:style style:name="P144" style:family="paragraph" style:parent-style-name="Table_20_Contents" style:list-style-name="L16">
      <style:paragraph-properties fo:text-align="justify" style:justify-single-word="false" style:snap-to-layout-grid="false"/>
      <style:text-properties fo:language="fr" fo:country="FR" style:language-complex="ar" style:country-complex="SA"/>
    </style:style>
    <style:style style:name="P145" style:family="paragraph" style:parent-style-name="Table_20_Contents" style:list-style-name="L17">
      <style:paragraph-properties fo:text-align="justify" style:justify-single-word="false" style:snap-to-layout-grid="false"/>
      <style:text-properties fo:language="fr" fo:country="FR" style:language-complex="ar" style:country-complex="SA"/>
    </style:style>
    <style:style style:name="P146" style:family="paragraph" style:parent-style-name="Table_20_Contents" style:list-style-name="L18">
      <style:paragraph-properties fo:text-align="justify" style:justify-single-word="false" style:snap-to-layout-grid="false"/>
      <style:text-properties fo:language="fr" fo:country="FR" style:language-complex="ar" style:country-complex="SA"/>
    </style:style>
    <style:style style:name="P147" style:family="paragraph" style:parent-style-name="Table_20_Contents" style:list-style-name="L21">
      <style:paragraph-properties fo:text-align="justify" style:justify-single-word="false"/>
      <style:text-properties fo:language="fr" fo:country="FR" style:language-complex="ar" style:country-complex="SA"/>
    </style:style>
    <style:style style:name="P148" style:family="paragraph" style:parent-style-name="Table_20_Contents" style:list-style-name="L21">
      <style:paragraph-properties fo:text-align="justify" style:justify-single-word="false" style:snap-to-layout-grid="false"/>
      <style:text-properties fo:language="fr" fo:country="FR" style:language-complex="ar" style:country-complex="SA"/>
    </style:style>
    <style:style style:name="P149" style:family="paragraph" style:parent-style-name="Table_20_Contents" style:list-style-name="L22">
      <style:paragraph-properties fo:text-align="justify" style:justify-single-word="false"/>
      <style:text-properties fo:language="fr" fo:country="FR" style:language-complex="ar" style:country-complex="SA"/>
    </style:style>
    <style:style style:name="P150" style:family="paragraph" style:parent-style-name="Table_20_Contents" style:list-style-name="L23">
      <style:paragraph-properties fo:text-align="justify" style:justify-single-word="false" style:snap-to-layout-grid="false"/>
      <style:text-properties fo:language="fr" fo:country="FR" style:language-complex="ar" style:country-complex="SA"/>
    </style:style>
    <style:style style:name="P151" style:family="paragraph" style:parent-style-name="Table_20_Contents" style:list-style-name="L26">
      <style:paragraph-properties fo:text-align="justify" style:justify-single-word="false" style:snap-to-layout-grid="false"/>
      <style:text-properties fo:language="fr" fo:country="FR" officeooo:paragraph-rsid="002877b7" style:language-complex="ar" style:country-complex="SA"/>
    </style:style>
    <style:style style:name="P152" style:family="paragraph" style:parent-style-name="Table_20_Contents" style:list-style-name="L26">
      <style:paragraph-properties fo:text-align="justify" style:justify-single-word="false"/>
      <style:text-properties fo:language="fr" fo:country="FR" officeooo:paragraph-rsid="002877b7" style:language-complex="ar" style:country-complex="SA"/>
    </style:style>
    <style:style style:name="P153" style:family="paragraph" style:parent-style-name="Table_20_Contents" style:list-style-name="L28">
      <style:paragraph-properties fo:text-align="justify" style:justify-single-word="false"/>
      <style:text-properties fo:language="fr" fo:country="FR" style:language-complex="ar" style:country-complex="SA"/>
    </style:style>
    <style:style style:name="P154" style:family="paragraph" style:parent-style-name="Table_20_Contents" style:list-style-name="L28">
      <style:paragraph-properties fo:text-align="justify" style:justify-single-word="false" style:snap-to-layout-grid="false"/>
      <style:text-properties fo:language="fr" fo:country="FR" style:language-complex="ar" style:country-complex="SA"/>
    </style:style>
    <style:style style:name="P155" style:family="paragraph" style:parent-style-name="Table_20_Contents" style:list-style-name="L31">
      <style:paragraph-properties fo:text-align="justify" style:justify-single-word="false"/>
      <style:text-properties fo:language="fr" fo:country="FR" style:language-complex="ar" style:country-complex="SA"/>
    </style:style>
    <style:style style:name="P156" style:family="paragraph" style:parent-style-name="Table_20_Contents" style:list-style-name="L31">
      <style:paragraph-properties fo:text-align="justify" style:justify-single-word="false" style:snap-to-layout-grid="false"/>
      <style:text-properties fo:language="fr" fo:country="FR" style:language-complex="ar" style:country-complex="SA"/>
    </style:style>
    <style:style style:name="P157" style:family="paragraph" style:parent-style-name="Table_20_Contents" style:list-style-name="L33">
      <style:paragraph-properties fo:text-align="justify" style:justify-single-word="false"/>
      <style:text-properties fo:language="fr" fo:country="FR" style:language-complex="ar" style:country-complex="SA"/>
    </style:style>
    <style:style style:name="P158" style:family="paragraph" style:parent-style-name="Table_20_Contents" style:list-style-name="L33">
      <style:paragraph-properties fo:text-align="justify" style:justify-single-word="false" style:snap-to-layout-grid="false"/>
      <style:text-properties fo:language="fr" fo:country="FR" style:language-complex="ar" style:country-complex="SA"/>
    </style:style>
    <style:style style:name="P159" style:family="paragraph" style:parent-style-name="Table_20_Contents" style:list-style-name="L34">
      <style:paragraph-properties fo:text-align="justify" style:justify-single-word="false"/>
      <style:text-properties fo:language="fr" fo:country="FR" style:language-complex="ar" style:country-complex="SA"/>
    </style:style>
    <style:style style:name="P160" style:family="paragraph" style:parent-style-name="Table_20_Contents" style:list-style-name="L34">
      <style:paragraph-properties fo:text-align="justify" style:justify-single-word="false" style:snap-to-layout-grid="false"/>
      <style:text-properties fo:language="fr" fo:country="FR" style:language-complex="ar" style:country-complex="SA"/>
    </style:style>
    <style:style style:name="P161" style:family="paragraph" style:parent-style-name="Table_20_Contents" style:list-style-name="L9">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62" style:family="paragraph" style:parent-style-name="Table_20_Contents" style:list-style-name="L10">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63" style:family="paragraph" style:parent-style-name="Table_20_Contents" style:list-style-name="L19">
      <style:paragraph-properties fo:text-align="justify" style:justify-single-word="false"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64" style:family="paragraph" style:parent-style-name="Table_20_Contents" style:list-style-name="L25">
      <style:paragraph-properties fo:text-align="justify" style:justify-single-word="false"/>
      <style:text-properties fo:language="fr" fo:country="FR" fo:font-style="normal" fo:font-weight="normal" style:font-style-asian="normal" style:font-weight-asian="normal" style:font-style-complex="normal" style:font-weight-complex="normal"/>
    </style:style>
    <style:style style:name="P165" style:family="paragraph" style:parent-style-name="Table_20_Contents" style:list-style-name="L36">
      <style:text-properties fo:language="fr" fo:country="FR" fo:font-style="normal" fo:font-weight="normal" style:font-style-asian="normal" style:font-weight-asian="normal" style:font-style-complex="normal" style:font-weight-complex="normal"/>
    </style:style>
    <style:style style:name="P166" style:family="paragraph" style:parent-style-name="Table_20_Contents" style:list-style-name="L25">
      <style:paragraph-properties fo:text-align="justify" style:justify-single-word="false"/>
      <style:text-properties fo:language="fr" fo:country="FR"/>
    </style:style>
    <style:style style:name="P167" style:family="paragraph" style:parent-style-name="Table_20_Contents" style:list-style-name="L28">
      <style:paragraph-properties fo:text-align="justify" style:justify-single-word="false"/>
      <style:text-properties fo:language="fr" fo:country="FR"/>
    </style:style>
    <style:style style:name="P168" style:family="paragraph" style:parent-style-name="Table_20_Contents" style:list-style-name="L29">
      <style:paragraph-properties fo:text-align="justify" style:justify-single-word="false"/>
      <style:text-properties fo:language="fr" fo:country="FR"/>
    </style:style>
    <style:style style:name="P169" style:family="paragraph" style:parent-style-name="Table_20_Contents" style:list-style-name="L32">
      <style:paragraph-properties fo:text-align="justify" style:justify-single-word="false"/>
      <style:text-properties fo:language="fr" fo:country="FR"/>
    </style:style>
    <style:style style:name="P170" style:family="paragraph" style:parent-style-name="Table_20_Contents" style:list-style-name="L34">
      <style:paragraph-properties fo:text-align="justify" style:justify-single-word="false"/>
      <style:text-properties fo:language="fr" fo:country="FR"/>
    </style:style>
    <style:style style:name="P171" style:family="paragraph" style:parent-style-name="Table_20_Contents">
      <style:paragraph-properties fo:text-align="justify" style:justify-single-word="false"/>
      <style:text-properties fo:language="fr" fo:country="FR" officeooo:paragraph-rsid="00411bd1"/>
    </style:style>
    <style:style style:name="P172" style:family="paragraph" style:parent-style-name="Table_20_Contents" style:list-style-name="L10">
      <style:paragraph-properties fo:text-align="justify" style:justify-single-word="false" style:snap-to-layout-grid="false"/>
    </style:style>
    <style:style style:name="P173" style:family="paragraph" style:parent-style-name="Table_20_Contents" style:list-style-name="L21">
      <style:paragraph-properties fo:text-align="justify" style:justify-single-word="false"/>
    </style:style>
    <style:style style:name="P174" style:family="paragraph" style:parent-style-name="Table_20_Contents" style:list-style-name="L25">
      <style:paragraph-properties fo:text-align="justify" style:justify-single-word="false"/>
    </style:style>
    <style:style style:name="P175" style:family="paragraph" style:parent-style-name="Table_20_Contents" style:list-style-name="L28">
      <style:paragraph-properties fo:text-align="justify" style:justify-single-word="false"/>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weight="bold" officeooo:rsid="002f8ac5" style:font-weight-asian="bold" style:font-weight-complex="bold"/>
    </style:style>
    <style:style style:name="T6" style:family="text">
      <style:text-properties fo:font-weight="bold" officeooo:rsid="0032881c" style:font-weight-asian="bold" style:font-weight-complex="bold"/>
    </style:style>
    <style:style style:name="T7" style:family="text">
      <style:text-properties fo:font-weight="bold" officeooo:rsid="00341b90" style:font-weight-asian="bold" style:font-weight-complex="bold"/>
    </style:style>
    <style:style style:name="T8" style:family="text">
      <style:text-properties fo:font-weight="bold" officeooo:rsid="003638ed" style:font-weight-asian="bold" style:font-weight-complex="bold"/>
    </style:style>
    <style:style style:name="T9" style:family="text">
      <style:text-properties fo:font-weight="bold" officeooo:rsid="0037a372" style:font-weight-asian="bold" style:font-weight-complex="bold"/>
    </style:style>
    <style:style style:name="T10" style:family="text">
      <style:text-properties fo:font-weight="bold" officeooo:rsid="003a33ae" style:font-weight-asian="bold" style:font-weight-complex="bold"/>
    </style:style>
    <style:style style:name="T11" style:family="text">
      <style:text-properties fo:font-weight="bold" officeooo:rsid="003c508c"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officeooo:rsid="003638ed" style:font-style-asian="italic" style:font-weight-asian="bold" style:font-style-complex="italic" style:font-weight-complex="bold"/>
    </style:style>
    <style:style style:name="T15" style:family="text">
      <style:text-properties fo:font-style="italic" fo:font-weight="bold" officeooo:rsid="0037a372" style:font-style-asian="italic" style:font-weight-asian="bold" style:font-style-complex="italic" style:font-weight-complex="bold"/>
    </style:style>
    <style:style style:name="T16" style:family="text">
      <style:text-properties fo:font-style="italic" fo:font-weight="bold" officeooo:rsid="003a33ae" style:font-style-asian="italic" style:font-weight-asian="bold" style:font-style-complex="italic" style:font-weight-complex="bold"/>
    </style:style>
    <style:style style:name="T17" style:family="text">
      <style:text-properties fo:font-style="italic" fo:font-weight="bold" officeooo:rsid="003db1ca" style:font-style-asian="italic" style:font-weight-asian="bold" style:font-style-complex="italic" style:font-weight-complex="bold"/>
    </style:style>
    <style:style style:name="T18" style:family="text">
      <style:text-properties fo:font-style="italic" fo:font-weight="bold" style:font-style-asian="italic" style:font-weight-asian="bold" style:language-complex="ar" style:country-complex="SA" style:font-style-complex="italic" style:font-weight-complex="bold"/>
    </style:style>
    <style:style style:name="T19" style:family="text">
      <style:text-properties fo:font-style="italic" fo:font-weight="bold" fo:background-color="transparent" style:font-style-asian="italic" style:font-weight-asian="bold" style:font-style-complex="italic" style:font-weight-complex="bold"/>
    </style:style>
    <style:style style:name="T20" style:family="text">
      <style:text-properties fo:font-style="italic" fo:background-color="transparent"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style:font-style-asian="normal" style:font-weight-asian="normal" style:language-complex="ar" style:country-complex="SA" style:font-style-complex="normal" style:font-weight-complex="normal"/>
    </style:style>
    <style:style style:name="T24" style:family="text">
      <style:text-properties fo:font-style="normal" fo:background-color="transparent" style:font-style-asian="normal" style:font-style-complex="normal"/>
    </style:style>
    <style:style style:name="T25" style:family="text">
      <style:text-properties fo:font-weight="normal" style:font-weight-asian="normal" style:font-weight-complex="normal"/>
    </style:style>
    <style:style style:name="T26" style:family="text">
      <style:text-properties fo:font-weight="normal" officeooo:rsid="002f8ac5" style:font-weight-asian="normal" style:font-weight-complex="normal"/>
    </style:style>
    <style:style style:name="T27" style:family="text">
      <style:text-properties fo:background-color="transparent"/>
    </style:style>
    <style:style style:name="T28" style:family="text">
      <style:text-properties style:font-name="Trebuchet MS"/>
    </style:style>
    <style:style style:name="T29" style:family="text">
      <style:text-properties style:font-name="Trebuchet MS" fo:font-size="10pt" style:font-size-asian="10pt" style:font-size-complex="10pt"/>
    </style:style>
    <style:style style:name="T30" style:family="text">
      <style:text-properties style:language-complex="ar" style:country-complex="SA"/>
    </style:style>
    <style:style style:name="T31" style:family="text">
      <style:text-properties fo:font-size="10pt" style:font-size-asian="10pt" style:font-size-complex="10pt"/>
    </style:style>
    <style:style style:name="T32" style:family="text">
      <style:text-properties fo:font-size="10pt" fo:language="fr" fo:country="FR" style:font-size-asian="10pt" style:font-size-complex="10pt"/>
    </style:style>
    <style:style style:name="T33" style:family="text">
      <style:text-properties fo:font-size="10pt" fo:language="fr" fo:country="FR" fo:font-style="italic" style:font-size-asian="10pt" style:font-style-asian="italic" style:font-size-complex="10pt" style:font-style-complex="italic"/>
    </style:style>
    <style:style style:name="T34" style:family="text">
      <style:text-properties fo:font-size="10pt" fo:language="fr" fo:country="FR" fo:font-style="italic" fo:font-weight="bold" style:font-size-asian="10pt" style:font-style-asian="italic" style:font-weight-asian="bold" style:font-size-complex="10pt" style:language-complex="ar" style:country-complex="SA" style:font-style-complex="italic" style:font-weight-complex="bold"/>
    </style:style>
    <style:style style:name="T35" style:family="text">
      <style:text-properties fo:font-size="10pt" fo:language="fr" fo:country="FR" fo:font-style="italic" fo:background-color="transparent" style:font-size-asian="10pt" style:font-style-asian="italic" style:font-size-complex="10pt" style:font-style-complex="italic"/>
    </style:style>
    <style:style style:name="T36" style:family="text">
      <style:text-properties fo:font-size="10pt" fo:language="fr" fo:country="FR" fo:background-color="transparent" style:font-size-asian="10pt" style:font-size-complex="10pt"/>
    </style:style>
    <style:style style:name="T37" style:family="text">
      <style:text-properties fo:font-size="10pt" fo:language="fr" fo:country="FR" fo:font-weight="bold" style:font-size-asian="10pt" style:font-weight-asian="bold" style:font-size-complex="10pt" style:font-weight-complex="bold"/>
    </style:style>
    <style:style style:name="T38" style:family="text">
      <style:text-properties fo:font-size="10pt" fo:font-style="italic" fo:background-color="transparent" style:font-size-asian="10pt" style:font-style-asian="italic" style:font-size-complex="10pt" style:font-style-complex="italic"/>
    </style:style>
    <style:style style:name="T39" style:family="text">
      <style:text-properties fo:font-size="10pt" fo:background-color="transparent" style:font-size-asian="10pt" style:font-size-complex="10pt"/>
    </style:style>
    <style:style style:name="T40" style:family="text">
      <style:text-properties fo:language="fr" fo:country="FR"/>
    </style:style>
    <style:style style:name="T41" style:family="text">
      <style:text-properties fo:language="fr" fo:country="FR" style:language-complex="ar" style:country-complex="SA"/>
    </style:style>
    <style:style style:name="T42"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43" style:family="text">
      <style:text-properties fo:language="fr" fo:country="FR" fo:font-style="normal" fo:font-weight="normal" style:font-style-asian="normal" style:font-weight-asian="normal" style:font-style-complex="normal" style:font-weight-complex="normal"/>
    </style:style>
    <style:style style:name="T44" style:family="text">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T45" style:family="text">
      <style:text-properties fo:language="fr" fo:country="FR" fo:font-style="normal" fo:font-weight="normal" fo:background-color="transparent" style:font-style-asian="normal" style:font-weight-asian="normal" style:font-style-complex="normal" style:font-weight-complex="normal"/>
    </style:style>
    <style:style style:name="T46" style:family="text">
      <style:text-properties fo:language="fr" fo:country="FR" fo:font-style="normal" style:font-style-asian="normal" style:language-complex="ar" style:country-complex="SA" style:font-style-complex="normal"/>
    </style:style>
    <style:style style:name="T47" style:family="text">
      <style:text-properties fo:language="fr" fo:country="FR" fo:font-style="normal" style:font-style-asian="normal" style:font-style-complex="normal"/>
    </style:style>
    <style:style style:name="T48" style:family="text">
      <style:text-properties fo:language="fr" fo:country="FR" fo:font-style="normal" fo:background-color="transparent" style:font-style-asian="normal" style:language-complex="ar" style:country-complex="SA" style:font-style-complex="normal"/>
    </style:style>
    <style:style style:name="T49"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50" style:family="text">
      <style:text-properties fo:language="fr" fo:country="FR" fo:font-style="italic" fo:font-weight="bold" style:font-style-asian="italic" style:font-weight-asian="bold" style:font-style-complex="italic" style:font-weight-complex="bold"/>
    </style:style>
    <style:style style:name="T51" style:family="text">
      <style:text-properties fo:language="fr" fo:country="FR" fo:font-style="italic" fo:font-weight="bold" fo:background-color="transparent" style:font-style-asian="italic" style:font-weight-asian="bold" style:language-complex="ar" style:country-complex="SA" style:font-style-complex="italic" style:font-weight-complex="bold"/>
    </style:style>
    <style:style style:name="T52" style:family="text">
      <style:text-properties fo:language="fr" fo:country="FR" fo:font-style="italic" style:font-style-asian="italic" style:language-complex="ar" style:country-complex="SA" style:font-style-complex="italic"/>
    </style:style>
    <style:style style:name="T53" style:family="text">
      <style:text-properties fo:language="fr" fo:country="FR" fo:font-style="italic" fo:font-weight="normal" style:font-style-asian="italic" style:font-weight-asian="normal" style:language-complex="ar" style:country-complex="SA" style:font-style-complex="italic" style:font-weight-complex="normal"/>
    </style:style>
    <style:style style:name="T54" style:family="text">
      <style:text-properties fo:language="fr" fo:country="FR" fo:font-style="italic" fo:background-color="transparent" style:font-style-asian="italic" style:language-complex="ar" style:country-complex="SA" style:font-style-complex="italic"/>
    </style:style>
    <style:style style:name="T55" style:family="text">
      <style:text-properties fo:language="fr" fo:country="FR" fo:font-weight="bold" style:font-weight-asian="bold" style:language-complex="ar" style:country-complex="SA" style:font-weight-complex="bold"/>
    </style:style>
    <style:style style:name="T56" style:family="text">
      <style:text-properties fo:language="fr" fo:country="FR" fo:font-weight="normal" style:font-weight-asian="normal" style:language-complex="ar" style:country-complex="SA" style:font-weight-complex="normal"/>
    </style:style>
    <style:style style:name="T57" style:family="text">
      <style:text-properties officeooo:rsid="001f16f7"/>
    </style:style>
    <style:style style:name="T58" style:family="text">
      <style:text-properties officeooo:rsid="0027af8b"/>
    </style:style>
    <style:style style:name="T59" style:family="text">
      <style:text-properties officeooo:rsid="002a10f1"/>
    </style:style>
    <style:style style:name="T60" style:family="text">
      <style:text-properties officeooo:rsid="002b5ec1"/>
    </style:style>
    <style:style style:name="T61" style:family="text">
      <style:text-properties officeooo:rsid="002b7b39"/>
    </style:style>
    <style:style style:name="T62" style:family="text">
      <style:text-properties officeooo:rsid="002d3176"/>
    </style:style>
    <style:style style:name="T63" style:family="text">
      <style:text-properties officeooo:rsid="002f69bd"/>
    </style:style>
    <style:style style:name="T64" style:family="text">
      <style:text-properties officeooo:rsid="002f7b6c"/>
    </style:style>
    <style:style style:name="T65" style:family="text">
      <style:text-properties officeooo:rsid="003638ed"/>
    </style:style>
    <style:style style:name="T66" style:family="text">
      <style:text-properties officeooo:rsid="0038a23d"/>
    </style:style>
    <style:style style:name="T67" style:family="text">
      <style:text-properties officeooo:rsid="003bdb51"/>
    </style:style>
    <style:style style:name="T68" style:family="text">
      <style:text-properties officeooo:rsid="003c508c"/>
    </style:style>
    <style:style style:name="T69" style:family="text">
      <style:text-properties officeooo:rsid="003f9b98"/>
    </style:style>
    <style:style style:name="T70" style:family="text">
      <style:text-properties officeooo:rsid="00411bd1"/>
    </style:style>
    <style:style style:name="T71" style:family="text">
      <style:text-properties officeooo:rsid="00415089"/>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
      <text:p text:style-name="P70"/>
      <text:p text:style-name="P70"/>
      <text:p text:style-name="P63">PROJET VISHNU</text:p>
      <text:p text:style-name="P63"/>
      <text:p text:style-name="P63">DOCUMENTS DE REFERENCE</text:p>
      <text:p text:style-name="P65"/>
      <text:p text:style-name="P86"/>
      <text:p text:style-name="P65"/>
      <text:p text:style-name="P65"/>
      <text:p text:style-name="P66">PLAN</text:p>
      <text:p text:style-name="P66"><text:line-break/>DE</text:p>
      <text:p text:style-name="P66"/>
      <text:p text:style-name="P66">TESTS</text:p>
      <text:p text:style-name="P65"/>
      <text:p text:style-name="P65"/>
      <text:p text:style-name="P86"/>
      <text:p text:style-name="P63"/>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4_1b-T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T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62"/>
      <text:p text:style-name="P62">TABLE DES REVISIONS</text:p>
      <text:p text:style-name="P62"/>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5">Version</text:p>
          </table:table-cell>
          <table:table-cell table:style-name="Tableau5.A1" office:value-type="string">
            <text:p text:style-name="P15">Date</text:p>
          </table:table-cell>
          <table:table-cell table:style-name="Tableau5.A1" office:value-type="string">
            <text:p text:style-name="P15">Modifications</text:p>
          </table:table-cell>
          <table:table-cell table:style-name="Tableau5.D1" office:value-type="string">
            <text:p text:style-name="P15">Auteur</text:p>
          </table:table-cell>
        </table:table-row>
        <table:table-row>
          <table:table-cell table:style-name="Tableau5.A2" office:value-type="string">
            <text:p text:style-name="P15">V1.0</text:p>
          </table:table-cell>
          <table:table-cell table:style-name="Tableau5.B2" office:value-type="date" office:date-value="2011-03-21">
            <text:p text:style-name="P15">21/03/11</text:p>
          </table:table-cell>
          <table:table-cell table:style-name="Tableau5.A2" office:value-type="string">
            <text:p text:style-name="P15">Version initiale</text:p>
          </table:table-cell>
          <table:table-cell table:style-name="Tableau5.D2" office:value-type="string">
            <text:p text:style-name="P15">Benjamin Isnard, Daouda Traoré, Eugène Pamba Capo-Chichi</text:p>
          </table:table-cell>
        </table:table-row>
        <table:table-row>
          <table:table-cell table:style-name="Tableau5.A2" office:value-type="string">
            <text:p text:style-name="P171"><text:span text:style-name="T70">V1.1</text:span></text:p>
          </table:table-cell>
          <table:table-cell table:style-name="Tableau5.B2" office:value-type="date" office:date-value="2011-07-22">
            <text:p text:style-name="P171"><text:span text:style-name="T70">22/07/11</text:span></text:p>
          </table:table-cell>
          <table:table-cell table:style-name="Tableau5.A2" office:value-type="string">
            <text:p text:style-name="P171"><text:span text:style-name="T70">Prise en compte </text:span><text:span text:style-name="T71">d</text:span><text:span text:style-name="T70">e SLURM</text:span></text:p>
          </table:table-cell>
          <table:table-cell table:style-name="Tableau5.D2" office:value-type="string">
            <text:p text:style-name="P171"><text:span text:style-name="T70">Daouda Traoré</text:span></text:p>
          </table:table-cell>
        </table:table-row>
      </table:table>
      <text:p text:style-name="P41"/>
      <text:p text:style-name="P64">VALIDATION DU DOCUMENT</text:p>
      <text:p text:style-name="P64"/>
      <table:table table:name="Tableau6" table:style-name="Tableau6">
        <table:table-column table:style-name="Tableau6.A"/>
        <table:table-column table:style-name="Tableau6.B"/>
        <table:table-row>
          <table:table-cell table:style-name="Tableau6.A1" office:value-type="string">
            <text:p text:style-name="P15">Date</text:p>
          </table:table-cell>
          <table:table-cell table:style-name="Tableau6.B1" office:value-type="string">
            <text:p text:style-name="P15">Personne</text:p>
          </table:table-cell>
        </table:table-row>
        <table:table-row>
          <table:table-cell table:style-name="Tableau6.A2" office:value-type="string">
            <text:p text:style-name="P15"/>
          </table:table-cell>
          <table:table-cell table:style-name="Tableau6.B2" office:value-type="string">
            <text:p text:style-name="P15"/>
          </table:table-cell>
        </table:table-row>
        <table:table-row>
          <table:table-cell table:style-name="Tableau6.A2" office:value-type="string">
            <text:p text:style-name="P15"/>
          </table:table-cell>
          <table:table-cell table:style-name="Tableau6.B2" office:value-type="string">
            <text:p text:style-name="P15"/>
          </table:table-cell>
        </table:table-row>
      </table:table>
      <text:p text:style-name="P41"/>
      <text:p text:style-name="P41">REFERENCES</text:p>
      <text:p text:style-name="P41"/>
      <table:table table:name="Tableau8" table:style-name="Tableau8">
        <table:table-column table:style-name="Tableau8.A"/>
        <table:table-column table:style-name="Tableau8.B"/>
        <table:table-row>
          <table:table-cell table:style-name="Tableau8.A1" office:value-type="string">
            <text:p text:style-name="P15">Ref. document</text:p>
          </table:table-cell>
          <table:table-cell table:style-name="Tableau8.B1" office:value-type="string">
            <text:p text:style-name="P15">Description</text:p>
          </table:table-cell>
        </table:table-row>
        <table:table-row>
          <table:table-cell table:style-name="Tableau8.A2" office:value-type="string">
            <text:p text:style-name="P15">VISHNU_D1_1e-POL-TESTS</text:p>
          </table:table-cell>
          <table:table-cell table:style-name="Tableau8.B2" office:value-type="string">
            <text:p text:style-name="P15">Politique de tests du projet VISHNU </text:p>
          </table:table-cell>
        </table:table-row>
        <table:table-row>
          <table:table-cell table:style-name="Tableau8.A2" office:value-type="string">
            <text:p text:style-name="P15">VISHNU_D1_1a-SPECSGEN</text:p>
          </table:table-cell>
          <table:table-cell table:style-name="Tableau8.B2" office:value-type="string">
            <text:p text:style-name="P15">Spécifications générales du projet VISHNU</text:p>
          </table:table-cell>
        </table:table-row>
        <table:table-row>
          <table:table-cell table:style-name="Tableau8.A2" office:value-type="string">
            <text:p text:style-name="P15">VISHNU_D1_1b-STB</text:p>
          </table:table-cell>
          <table:table-cell table:style-name="Tableau8.B2" office:value-type="string">
            <text:p text:style-name="P15">Spécifications Techniques des besoins</text:p>
          </table:table-cell>
        </table:table-row>
        <text:soft-page-break/>
        <table:table-row>
          <table:table-cell table:style-name="Tableau8.A2" office:value-type="string">
            <text:p text:style-name="P15">VISHNU_D1_1g-ARCH</text:p>
          </table:table-cell>
          <table:table-cell table:style-name="Tableau8.B2" office:value-type="string">
            <text:p text:style-name="P15">VISHNU Technical <text:s/>Architecture</text:p>
          </table:table-cell>
        </table:table-row>
      </table:table>
      <text:p text:style-name="P79"/>
      <text:h text:style-name="P109" text:outline-level="1"><text:tab/>Présentation du document</text:h>
      <text:h text:style-name="P111" text:outline-level="2"><text:tab/>Objectifs du document</text:h>
      <text:p text:style-name="P76">Les objectifs de ce document sont les suivants :</text:p>
      <text:list xml:id="list1817634051" text:style-name="L1">
        <text:list-item>
          <text:p text:style-name="P98">Présenter les fonctionnalités du module TMS à tester.</text:p>
        </text:list-item>
        <text:list-item>
          <text:p text:style-name="P98">Présenter les différents types de tests <text:s/>permettant <text:s/>de valider les cas d'utilisation de chaque fonctionnalité du module TMS.</text:p>
        </text:list-item>
        <text:list-item>
          <text:p text:style-name="P98">Présenter les méthodes et outils utilisés pour ces tests.</text:p>
        </text:list-item>
        <text:list-item>
          <text:p text:style-name="P98">Donner des détails de l'environnement de test</text:p>
        </text:list-item>
      </text:list>
      <text:h text:style-name="P111" text:outline-level="2"><text:tab/>Structure du document</text:h>
      <text:p text:style-name="P77">Le chapitre 1 présente le document.</text:p>
      <text:p text:style-name="P77">Le chapitre 2 présente les environnements et outils de tests.</text:p>
      <text:p text:style-name="P77">La chapitre 3 décrit la liste des tests qui s'appliquent aux fonctionnalités à tester.</text:p>
      <text:p text:style-name="P77">La chapitre 4 présente les outils utilisés pour ces tests.</text:p>
      <text:h text:style-name="P111" text:outline-level="2"><text:tab/>Glossaire, abréviations et acronymes</text:h>
      <text:h text:style-name="P106" text:outline-level="3"><text:tab/>Glossaire</text:h>
      <text:list xml:id="list445484394" text:style-name="L2">
        <text:list-item>
          <text:p text:style-name="P99"><text:span text:style-name="T4">Script de test</text:span> : c'est un programme qui contient les instructions permettant de réaliser les tests.</text:p>
        </text:list-item>
        <text:list-item>
          <text:p text:style-name="P103"><text:span text:style-name="T37">Certificat</text:span><text:span text:style-name="T32"> : correspond à la « </text:span><text:span text:style-name="T33">session key »</text:span><text:span text:style-name="T32"> définie dans [SPECSGEN].</text:span></text:p>
        </text:list-item>
      </text:list>
      <text:h text:style-name="P106" text:outline-level="3"><text:tab/>Acronymes</text:h>
      <text:list xml:id="list1532542528" text:style-name="L3">
        <text:list-item>
          <text:p text:style-name="P137">STB : Spécification Technique des Besoins</text:p>
        </text:list-item>
        <text:list-item>
          <text:p text:style-name="P137">DSG : Document de Spécification générale</text:p>
        </text:list-item>
        <text:list-item>
          <text:p text:style-name="P137">DSD : Document de Spécification Détaillées</text:p>
        </text:list-item>
        <text:list-item>
          <text:p text:style-name="P137">API : Application Programming Interface (Interface de programmation d'applications)</text:p>
        </text:list-item>
        <text:list-item>
          <text:p text:style-name="P96">MPI : Message Passing Interface</text:p>
        </text:list-item>
        <text:list-item>
          <text:p text:style-name="P97"><text:span text:style-name="T40">Batch Scheduler : </text:span>outil logiciel effectuant la gestion des ressources informatiques dans des supercalculateurs ou dans des grappes de serveurs informatiques. Ces outils permettent aux utilisateurs d'effectuer des réservations de ces ressources pour un temps donné.</text:p>
        </text:list-item>
      </text:list>
      <text:h text:style-name="P106" text:outline-level="3"><text:tab/>Abréviations</text:h>
      <text:list xml:id="list1296692243" text:style-name="L4">
        <text:list-item>
          <text:p text:style-name="P138">Id. <text:tab/>Identifiant</text:p>
        </text:list-item>
        <text:list-item>
          <text:p text:style-name="P139">Réf.<text:tab/>Référence</text:p>
        </text:list-item>
        <text:list-item>
          <text:p text:style-name="P138">Rel.#<text:tab/>Numéro de release/version</text:p>
        </text:list-item>
        <text:list-item>
          <text:p text:style-name="P138">Resp.<text:tab/>Responsable(s)</text:p>
        </text:list-item>
      </text:list>
      <text:h text:style-name="P109" text:outline-level="1"><text:soft-page-break/><text:s text:c="2"/>Environnements et outils de tests</text:h>
      <text:h text:style-name="P111" text:outline-level="2"><text:s/>Environnements de tests</text:h>
      <text:p text:style-name="P56">Pour ces tests, nous allons utiliser les <text:span text:style-name="T64">trois</text:span> environnements de tests suivants avec des systèmes dédiés aux tests:</text:p>
      <text:p text:style-name="P57"/>
      <text:p text:style-name="P57">Environnement 1 :</text:p>
      <text:p text:style-name="P57"/>
      <text:list xml:id="list2126764839" text:style-name="L5">
        <text:list-item>
          <text:p text:style-name="P88"><text:span text:style-name="T32">Système d'exploitation : </text:span><text:span text:style-name="T36">c'est le système Linux</text:span><text:span text:style-name="T32"> décrit dans [STB] qui sera installé sur toutes les machines clientes et serveurs.</text:span></text:p>
        </text:list-item>
        <text:list-item>
          <text:p text:style-name="P90">Nombre de machines clientes : une machine cliente décrite dans [STB] pour pouvoir lancer des tests à distance (selon le cas de test).</text:p>
        </text:list-item>
        <text:list-item>
          <text:p text:style-name="P92"><text:s/>Nombre de machines serveurs : un serveur TMS sur une machine sur laquelle est installée un gestionnaire de ressources Torque <text:s/>[ARCH] .</text:p>
        </text:list-item>
        <text:list-item>
          <text:p text:style-name="P92">Un serveur SysFera-DS dédié décrit dans [ARCH].</text:p>
        </text:list-item>
      </text:list>
      <text:p text:style-name="P59"/>
      <text:p text:style-name="P57">Environnement 2 :</text:p>
      <text:p text:style-name="P57"/>
      <text:list xml:id="list832619391" text:continue-numbering="true" text:style-name="L5">
        <text:list-item>
          <text:p text:style-name="P88"><text:span text:style-name="T32">Système d'exploitation : </text:span><text:span text:style-name="T36">c'est le système Linux</text:span><text:span text:style-name="T32"> décrit dans [STB] qui sera installé sur toutes les machines clientes et serveurs.</text:span></text:p>
        </text:list-item>
        <text:list-item>
          <text:p text:style-name="P90">Nombre de machines clientes : une machine cliente décrite dans [STB] pour pouvoir lancer des tests à distance (selon le cas de test).</text:p>
        </text:list-item>
        <text:list-item>
          <text:p text:style-name="P92"><text:s/>Nombre de machines serveurs: <text:s/>un serveur TMS <text:s/>sur une machine sur laquelle est installée un gestionnaire de ressources LoadLeveler [ARCH]. </text:p>
        </text:list-item>
        <text:list-item>
          <text:p text:style-name="P92">Un serveur SysFera-DS dédié décrit dans [ARCH].</text:p>
        </text:list-item>
      </text:list>
      <text:p text:style-name="P61"/>
      <text:p text:style-name="P58">Environnement <text:span text:style-name="T63">3</text:span> :</text:p>
      <text:p text:style-name="P58"/>
      <text:list xml:id="list499162535" text:continue-numbering="true" text:style-name="L5">
        <text:list-item>
          <text:p text:style-name="P89"><text:span text:style-name="T32">Système d'exploitation : </text:span><text:span text:style-name="T36">c'est le système Linux</text:span><text:span text:style-name="T32"> décrit dans [STB] qui sera installé sur toutes les machines clientes et serveurs.</text:span></text:p>
        </text:list-item>
        <text:list-item>
          <text:p text:style-name="P91">Nombre de machines clientes : une machine cliente décrite dans [STB] pour pouvoir lancer des tests à distance (selon le cas de test).</text:p>
        </text:list-item>
        <text:list-item>
          <text:p text:style-name="P93"><text:s/>Nombre de machines serveurs: <text:s/>un serveur TMS <text:s/>sur une machine sur laquelle est installée un gestionnaire de ressources <text:span text:style-name="T63">SLURM</text:span> [ARCH]. </text:p>
        </text:list-item>
        <text:list-item>
          <text:p text:style-name="P93">Un serveur SysFera-DS dédié décrit dans [ARCH].</text:p>
        </text:list-item>
      </text:list>
      <text:p text:style-name="P60"/>
      <text:h text:style-name="P111" text:outline-level="2"><text:s/>Outils de tests </text:h>
      <text:p text:style-name="P76">Les outils suivants seront utilisés pour les tests :</text:p>
      <text:list xml:id="list1897699777" text:style-name="L6">
        <text:list-item>
          <text:p text:style-name="P100">Hudson (serveur d'intégration) <text:s/>sera utilisé pour les tests d'intégration continue (compilation, installation).</text:p>
        </text:list-item>
        <text:list-item>
          <text:p text:style-name="P100"><text:span text:style-name="T24">La librairie</text:span><text:span text:style-name="T27"> Boost test sera utilisée pour la réalisation des tests unitaires </text:span><text:span text:style-name="T20">en C++.</text:span></text:p>
        </text:list-item>
        <text:list-item>
          <text:p text:style-name="P100"><text:span text:style-name="T24">Le framework JUnit sera utilisé pour <text:s/>la réalisation des tests unitaires</text:span><text:span text:style-name="T20"> en JAVA.</text:span></text:p>
        </text:list-item>
        <text:list-item>
          <text:p text:style-name="P100"><text:span text:style-name="T24">Des scripts Python seront utilisés pour la réalisation des tests unitaires</text:span><text:span text:style-name="T20"> en Python.</text:span></text:p>
        </text:list-item>
        <text:list-item>
          <text:p text:style-name="P100"><text:span text:style-name="T24">Des scripts SHELL BASH seront utilisés pour la réalisation des tests unitaires</text:span><text:span text:style-name="T20"> de la ligne de commande.</text:span></text:p>
        </text:list-item>
        <text:list-item>
          <text:p text:style-name="P100">Squore et Logiscope seront utilisés pour la qualité du code.</text:p>
        </text:list-item>
        <text:list-item>
          <text:p text:style-name="P100">Valgrind sera utilisé pour la détection de fuite mémoire.</text:p>
        </text:list-item>
      </text:list>
      <text:h text:style-name="P110" text:outline-level="1"><text:soft-page-break/><text:s text:c="2"/>Cycle de vie du test</text:h>
      <text:p text:style-name="P69">Le schéma suivant donne une vue d'ensemble du plan de test sur des cas de tests à réaliser jusqu'à la rédaction du <text:s/></text:p>
      <text:p text:style-name="P69">rapport de tests :</text:p>
      <text:p text:style-name="P68"/>
      <text:p text:style-name="P68"><draw:frame draw:style-name="fr1" draw:name="Frame1" text:anchor-type="paragraph" svg:width="15.355cm" draw:z-index="1"><draw:text-box fo:min-height="10.377cm"><text:p text:style-name="P87"><draw:frame draw:style-name="fr4" draw:name="graphics1" text:anchor-type="paragraph" svg:width="15.355cm" svg:height="11.522cm" draw:z-index="2"><draw:image xlink:href="Pictures/10000000000004220000031A90360D1D.jpg" xlink:type="simple" xlink:show="embed" xlink:actuate="onLoad"/></draw:frame><text:tab/><text:tab/><text:tab/> <text:s text:c="11"/>Illustration <text:sequence text:ref-name="refIllustration0" text:name="Illustration" text:formula="ooow:Illustration+1" style:num-format="1">1</text:sequence>: Schema du test</text:p></draw:text-box></draw:frame></text:p>
      <text:p text:style-name="P67"/>
      <text:h text:style-name="P109" text:outline-level="1"><text:s/>Liste des tests</text:h>
      <text:h text:style-name="P111" text:outline-level="2"><text:tab/>Tests fonctionnels</text:h>
      <text:p text:style-name="P77">Les tests fonctionnels ou tests de boites noires permettent à partir des données en entrée d'observer les réactions du logiciel à tester.</text:p>
      <text:p text:style-name="P57">Les fonctionnalités <text:s/>sont classées par catégories de tests :</text:p>
      <text:p text:style-name="P57"/>
      <text:list xml:id="list2113708787" text:style-name="L7">
        <text:list-item>
          <text:p text:style-name="P101">Catégorie 1 : regroupe les fonctionnalités permettant de soumettre une action au serveur TMS:<text:span text:style-name="T12"> vishnu_submit_job, vishnu_cancel_job, vishnu_set_machine_refresh_period.</text:span></text:p>
        </text:list-item>
        <text:list-item>
          <text:p text:style-name="P104"><text:span text:style-name="T32">Catégorie 2 : regroupe les fonctionnalités permettant de solliciter des informations du serveur TMS: </text:span><text:span text:style-name="T33">vishnu_get_job_info, vishnu_get_job_progress, vishnu_get_job_out_put, vishnu_get_all_jobs_out_put, vishnu_get_machine_refresh_period, vishnu_list_queues, vishnu_list_jobs.</text:span></text:p>
        </text:list-item>
      </text:list>
      <text:p text:style-name="P78"><text:soft-page-break/><text:span text:style-name="T32">Chaque test fonctionnel sera réalisé en utilisant chacune des interfaces d'accès suivantes : </text:span><text:span text:style-name="T35">fonctions API/C++ et API/Python, ligne de commande utilisateur et API web services.</text:span></text:p>
      <text:p text:style-name="P77">Nous allons dans cette section présenter les différentes stratégies de tests en utilisant des programmes exécutables ou des fonctions de l'API TMS puis en observant les résultats obtenus. Les deux conditions à vérifier sont :</text:p>
      <text:list xml:id="list734469789" text:style-name="L8">
        <text:list-item>
          <text:p text:style-name="P102">Est ce que le programme réalise les fonctions attendues en accord avec les spécifications?</text:p>
        </text:list-item>
        <text:list-item>
          <text:p text:style-name="P102">Est ce que le programme fonctionne correctement ?</text:p>
        </text:list-item>
      </text:list>
      <text:h text:style-name="Heading_20_3" text:outline-level="3"><text:s/>Identifiant de tests</text:h>
      <text:p text:style-name="P72"><text:span text:style-name="T31">Les identifiants des tests sont de la forme: </text:span><text:span text:style-name="T29">&lt;ID DSG&gt;-[B|E]:&lt;NOM_TEST&gt;-&lt;INTERFACE&gt;</text:span><text:span text:style-name="T31"> où 'ID DSG' est l'identifiant du cas d'utilisation dans le document [SDG] , 'B' la séquence de base (exécution du cas d'utilisation avec des paramètres valides), 'E' la séquence d</text:span><text:span text:style-name="T39">'exception </text:span><text:span text:style-name="T31">(comportement du cas d'utilisation en cas d'erreurs), </text:span><text:s/><text:span text:style-name="T31">'NOM_TEST' le nom du test décrit dans [SDG] et '</text:span><text:span text:style-name="T29">INTERFACE</text:span><text:span text:style-name="T31">' les différents codes des interfaces utilisées par VISHNU : </text:span><text:span text:style-name="T38">fonctions API/C++(CPP), API/Python (PY), ligne de commande utilisateur (CLI) et API web services</text:span><text:span text:style-name="T31"> <text:s/>(WS). <text:s/>L'absence du code de l'interface signifie que le test s'applique à toutes les interfaces précédentes.</text:span></text:p>
      <text:p text:style-name="P76">Il faut noter que les tests avec des paramètres corrects sont effectués dans une session active avec un mode de fermeture à la déconnexion (CLOSE_ON_DISCONNECT) et un <text:span text:style-name="T27">certificat </text:span>de session valide.</text:p>
      <text:h text:style-name="P106" text:outline-level="3"><text:s text:c="3"/>Tests de la Catégorie 1</text:h>
      <text:p text:style-name="P74"/>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row>
          <table:table-cell table:style-name="Tableau12.A2" office:value-type="string">
            <text:p text:style-name="P12">T1.1-B:submit a job<text:span text:style-name="T30"> </text:span></text:p>
          </table:table-cell>
          <table:table-cell table:style-name="Tableau12.A2" office:value-type="string">
            <text:list xml:id="list2170329437" text:style-name="L9">
              <text:list-item>
                <text:p text:style-name="P112"><text:span text:style-name="T4">Cas de test</text:span> : les paramètres sont corrects.</text:p>
              </text:list-item>
              <text:list-item>
                <text:p text:style-name="P112">Lancer <text:s/>la commande <text:span text:style-name="T13">vishnu_submit_job</text:span><text:span text:style-name="T12"> </text:span><text:span text:style-name="T21">avec l'identifiant de la machine sur laquelle le job sera soumis et <text:s/>le chemin vers le script contenant les caractéristiques du job. </text:span></text:p>
              </text:list-item>
              <text:list-item>
                <text:p text:style-name="P117">Si l'identifiant de machine et le script sont valides, un identifiant du job généré par VISHNU et le chemin jusqu'au résultats du job sont retournés .</text:p>
              </text:list-item>
              <text:list-item>
                <text:p text:style-name="P141"><text:span text:style-name="T22">Lancer la commande </text:span><text:span text:style-name="T13">vishnu_list_jobs</text:span><text:span text:style-name="T22"> et vérifier que </text:span></text:p>
                <text:p text:style-name="P161">l'identifiant du job est bien présent dans la liste.</text:p>
              </text:list-item>
            </text:list>
          </table:table-cell>
          <table:table-cell table:style-name="Tableau12.A2" office:value-type="string">
            <text:list xml:id="list1417695240" text:style-name="WW8Num22">
              <text:list-item>
                <text:list>
                  <text:list-header>
                    <text:p text:style-name="P94">- Un job est soumis au Batch scheduler <text:s/>et un identifiant de job est généré par VISHNU. <text:s/></text:p>
                  </text:list-header>
                </text:list>
              </text:list-item>
            </text:list>
          </table:table-cell>
          <table:table-cell table:style-name="Tableau12.D2" office:value-type="string">
            <text:p text:style-name="P18">Le script soumis doit <text:s/>respecter les directives du Batch scheduler utilisé.</text:p>
          </table:table-cell>
        </table:table-row>
        <table:table-row>
          <table:table-cell table:style-name="Tableau12.A2" office:value-type="string">
            <text:p text:style-name="P12">T1.1-E1:submit a job<text:span text:style-name="T30"> </text:span><text:line-break/>T1.1-E2 : submit a job</text:p>
            <text:p text:style-name="P12">T1.1-E3 : submit a job</text:p>
            <text:p text:style-name="P12">T1.1-E4 : submit a job</text:p>
          </table:table-cell>
          <table:table-cell table:style-name="Tableau12.A2" office:value-type="string">
            <text:list xml:id="list1738864700" text:style-name="L10">
              <text:list-item>
                <text:p text:style-name="P113"><text:span text:style-name="T4">Cas de test </text:span>: les paramètres sont incorrects.</text:p>
              </text:list-item>
            </text:list>
            <text:list xml:id="list521676519" text:style-name="L11">
              <text:list-item>
                <text:list>
                  <text:list-item>
                    <text:p text:style-name="P142">Cas E1 : le certificat de session <text:s/>n'est pas enregistré dans VISHNU ou il a expiré</text:p>
                  </text:list-item>
                </text:list>
              </text:list-item>
            </text:list>
            <text:list xml:id="list722310939" text:style-name="L12">
              <text:list-item>
                <text:list>
                  <text:list-item>
                    <text:p text:style-name="P143">Cas E2 : l'identifiant de la machine n'est pas enregistré dans VISHNU </text:p>
                  </text:list-item>
                </text:list>
              </text:list-item>
            </text:list>
            <text:list xml:id="list991000945" text:continue-list="list1738864700" text:style-name="L10">
              <text:list-item>
                <text:list>
                  <text:list-item>
                    <text:p text:style-name="P127"><text:span text:style-name="T41">Cas E3 : une </text:span>option inconnue ou une erreur de syntaxe est introduite dans le script de soumission</text:p>
                  </text:list-item>
                </text:list>
              </text:list-item>
            </text:list>
            <text:list xml:id="list2165107795" text:style-name="L13">
              <text:list-item>
                <text:list>
                  <text:list-item>
                    <text:p text:style-name="P114">Cas E<text:span text:style-name="T57">4</text:span> : le chemin jusqu'au script est incorrect</text:p>
                  </text:list-item>
                </text:list>
              </text:list-item>
            </text:list>
            <text:list xml:id="list2099631659" text:continue-list="list991000945" text:style-name="L10">
              <text:list-item>
                <text:p text:style-name="P172"><text:span text:style-name="T41">Lancer la commande </text:span><text:span text:style-name="T49">vishnu_submit_job </text:span><text:span text:style-name="T42">avec le cas de test (E1, E2, E3 ou E4) et vérifier que son exécution échoue avec le message correspondant.</text:span></text:p>
                <text:p text:style-name="P162"/>
              </text:list-item>
            </text:list>
            <text:p text:style-name="P6"/>
          </table:table-cell>
          <table:table-cell table:style-name="Tableau12.A2" office:value-type="string">
            <text:list xml:id="list1912591604" text:continue-list="list1417695240" text:style-name="WW8Num22">
              <text:list-item>
                <text:list>
                  <text:list-header>
                    <text:p text:style-name="P95">- Un message <text:s/>correspondant au cas d'erreur est affiché.</text:p>
                  </text:list-header>
                </text:list>
              </text:list-item>
            </text:list>
            <text:p text:style-name="P46"/>
          </table:table-cell>
          <table:table-cell table:style-name="Tableau12.D2" office:value-type="string">
            <text:p text:style-name="P3"/>
          </table:table-cell>
        </table:table-row>
        <table:table-row>
          <table:table-cell table:style-name="Tableau12.A2" office:value-type="string">
            <text:p text:style-name="P12">T2.2-B:<text:span text:style-name="T30">cancel a </text:span><text:soft-page-break/><text:span text:style-name="T30">job </text:span></text:p>
          </table:table-cell>
          <table:table-cell table:style-name="Tableau12.A2" office:value-type="string">
            <text:list xml:id="list2068953473" text:style-name="L14">
              <text:list-item>
                <text:p text:style-name="P115"><text:span text:style-name="T4">Cas de test </text:span>: les paramètres sont corrects.<text:soft-page-break/></text:p>
              </text:list-item>
              <text:list-item>
                <text:p text:style-name="P115">Lancer <text:s/>la commande <text:span text:style-name="T13">vishnu_cancel_job</text:span><text:span text:style-name="T12"> </text:span><text:span text:style-name="T21">avec l'identifiant de la machine sur laquelle le job sera annulé </text:span><text:span text:style-name="T21">et <text:s/>l'identifiant du job à annuler.</text:span></text:p>
              </text:list-item>
              <text:list-item>
                <text:p text:style-name="P128"><text:span text:style-name="T41">Lancer <text:s/>la commande </text:span><text:span text:style-name="T49">vishnu_get_job_info</text:span><text:span text:style-name="T52"> </text:span><text:span text:style-name="T46">avec les paramètres précédents (l'identifiant de la machine sur </text:span><text:span text:style-name="T46">laquelle le job a été annulé et <text:s/>l'identifiant du job annulé) </text:span><text:span text:style-name="T42">et vérifier que son exécution </text:span><text:span text:style-name="T44">échoue</text:span><text:span text:style-name="T48">.</text:span><text:span text:style-name="T54"> </text:span></text:p>
              </text:list-item>
            </text:list>
            <text:p text:style-name="P83"/>
          </table:table-cell>
          <table:table-cell table:style-name="Tableau12.A2" office:value-type="string">
            <text:list xml:id="list2179572845" text:continue-list="list1912591604" text:style-name="WW8Num22">
              <text:list-item>
                <text:list>
                  <text:list-header>
                    <text:p text:style-name="P95">Le job est annulé.</text:p>
                  </text:list-header>
                </text:list>
              </text:list-item>
            </text:list>
          </table:table-cell>
          <table:table-cell table:style-name="Tableau12.D2" office:value-type="string">
            <text:p text:style-name="P3"/>
          </table:table-cell>
        </table:table-row>
        <table:table-row>
          <table:table-cell table:style-name="Tableau12.A2" office:value-type="string">
            <text:p text:style-name="P11"/>
            <text:p text:style-name="P11">T2.2-E1:cancel a job </text:p>
            <text:p text:style-name="P11">T2.2-E2:cancel a job</text:p>
            <text:p text:style-name="P11">T2.2-E3:cancel a job</text:p>
            <text:p text:style-name="P11">T2.2-E4:cancel a job</text:p>
            <text:p text:style-name="P11"/>
          </table:table-cell>
          <table:table-cell table:style-name="Tableau12.A2" office:value-type="string">
            <text:p text:style-name="P85"/>
            <text:list xml:id="list2068959755" text:style-name="L15">
              <text:list-item>
                <text:p text:style-name="P129"><text:span text:style-name="T55">Cas de test : </text:span><text:span text:style-name="T56">les paramètres sont incorrects.</text:span></text:p>
              </text:list-item>
            </text:list>
            <text:list xml:id="list1831091740" text:style-name="L16">
              <text:list-item>
                <text:list>
                  <text:list-item>
                    <text:p text:style-name="P144">Cas E1 : le certificat de session <text:s/>n'est pas enregistré dans VISHNU ou il a expiré</text:p>
                  </text:list-item>
                  <text:list-item>
                    <text:p text:style-name="P144">Cas E2 : l'identifiant de la machine n'est pas enregistré dans VISHNU </text:p>
                  </text:list-item>
                </text:list>
              </text:list-item>
            </text:list>
            <text:list xml:id="list722878258" text:style-name="L17">
              <text:list-item>
                <text:list>
                  <text:list-item>
                    <text:p text:style-name="P145">Cas E3 : l'identifiant de job <text:s/>n'est pas enregistré dans VISHNU</text:p>
                  </text:list-item>
                </text:list>
              </text:list-item>
            </text:list>
            <text:list xml:id="list609232701" text:style-name="L18">
              <text:list-item>
                <text:list>
                  <text:list-item>
                    <text:p text:style-name="P146">Cas E4 : la commande est lancée par un utilisateur autre que celui qui a soumis le job et qui n'est pas administrateur. </text:p>
                  </text:list-item>
                </text:list>
              </text:list-item>
            </text:list>
            <text:list xml:id="list800639555" text:style-name="L19">
              <text:list-item>
                <text:list>
                  <text:list-header>
                    <text:p text:style-name="P163"/>
                  </text:list-header>
                </text:list>
              </text:list-item>
            </text:list>
            <text:list xml:id="list183126645" text:continue-list="list2099631659" text:style-name="L10">
              <text:list-item>
                <text:p text:style-name="P172"><text:span text:style-name="T41">Lancer la commande </text:span><text:span text:style-name="T49">vishnu_cancel_job </text:span><text:span text:style-name="T42">avec le cas de test (E1, E2, E3 ou E4) et vérifier que son exécution échoue avec le message d'erreur correspondant.</text:span></text:p>
              </text:list-item>
            </text:list>
          </table:table-cell>
          <table:table-cell table:style-name="Tableau12.A2" office:value-type="string">
            <text:list xml:id="list2084326340" text:continue-list="list2179572845" text:style-name="WW8Num22">
              <text:list-item>
                <text:list>
                  <text:list-header>
                    <text:p text:style-name="P95"/>
                  </text:list-header>
                  <text:list-item>
                    <text:p text:style-name="P95">- Le message d'erreur correspondant au cas de test est affiché</text:p>
                  </text:list-item>
                </text:list>
              </text:list-item>
            </text:list>
          </table:table-cell>
          <table:table-cell table:style-name="Tableau12.D2" office:value-type="string">
            <text:p text:style-name="P3"/>
          </table:table-cell>
        </table:table-row>
      </table:table>
      <text:p text:style-name="P71"/>
      <text:h text:style-name="P106" text:outline-level="3"><text:s text:c="2"/>Tests de la catégorie 2</text:h>
      <text:p text:style-name="P74"/>
      <text:p text:style-name="P74"/>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4">Identifiant de tests</text:p>
          </table:table-cell>
          <table:table-cell table:style-name="Tableau11.A1" office:value-type="string">
            <text:p text:style-name="P4">Actions</text:p>
          </table:table-cell>
          <table:table-cell table:style-name="Tableau11.A1" office:value-type="string">
            <text:p text:style-name="P4">Résultats</text:p>
          </table:table-cell>
          <table:table-cell table:style-name="Tableau11.D1" office:value-type="string">
            <text:p text:style-name="P3">Considérations particulières</text:p>
          </table:table-cell>
        </table:table-row>
        <table:table-row>
          <table:table-cell table:style-name="Tableau11.A2" office:value-type="string">
            <text:p text:style-name="P11">T2.1-B:get job information</text:p>
          </table:table-cell>
          <table:table-cell table:style-name="Tableau11.A2" office:value-type="string">
            <text:list xml:id="list2121940050" text:style-name="L20">
              <text:list-item>
                <text:p text:style-name="P116"><text:span text:style-name="T4">Cas de test </text:span>: les paramètres sont corrects.</text:p>
              </text:list-item>
              <text:list-item>
                <text:p text:style-name="P130"><text:span text:style-name="T53">Lancer <text:s/>la commande</text:span><text:span text:style-name="T49"> </text:span><text:span text:style-name="T34">vishnu_list_jobs</text:span><text:span text:style-name="T53"> </text:span><text:span text:style-name="T42">avec l'option -</text:span><text:span text:style-name="T49">i</text:span><text:span text:style-name="T42"> suivie de l'identifiant du job généré par VISHNU et <text:s/>l'identifiant de la machine sur laquelle le job a été soumis</text:span><text:span text:style-name="T41">.</text:span></text:p>
              </text:list-item>
              <text:list-item>
                <text:p text:style-name="P130"><text:span text:style-name="T53">Lancer <text:s/>la commande</text:span><text:span text:style-name="T49"> </text:span><text:span text:style-name="T34">vishnu_get_job_info</text:span><text:span text:style-name="T53"> </text:span><text:span text:style-name="T42">avec l'identifiant de la machine sur laquelle</text:span><text:span text:style-name="T42"> le job a été soumis et l'identifiant du job généré par VISHNU</text:span><text:span text:style-name="T41">.</text:span></text:p>
              </text:list-item>
              <text:list-item>
                <text:p text:style-name="P121">Comparer les résultats des commandes précédentes et vérifier qu'ils sont identiques.</text:p>
                <text:p text:style-name="P125"/>
              </text:list-item>
            </text:list>
          </table:table-cell>
          <table:table-cell table:style-name="Tableau11.A2" office:value-type="string">
            <text:p text:style-name="P82">- les informations correspondant au job sont retourn<text:span text:style-name="T27">ées</text:span>.</text:p>
          </table:table-cell>
          <table:table-cell table:style-name="Tableau11.D2" office:value-type="string">
            <text:p text:style-name="P22">Les commandes doivent être lancées avant la fin d'exécution du job.</text:p>
          </table:table-cell>
        </table:table-row>
        <table:table-row>
          <table:table-cell table:style-name="Tableau11.A2" office:value-type="string">
            <text:p text:style-name="P11">T2.1-E1:get job information</text:p>
            <text:p text:style-name="P11">T2.1-E2:get job information</text:p>
            <text:p text:style-name="P11">T2.1-E3:get job <text:soft-page-break/>information</text:p>
            <text:p text:style-name="P11"/>
          </table:table-cell>
          <table:table-cell table:style-name="Tableau11.A2" office:value-type="string">
            <text:list xml:id="list1748738560" text:style-name="L21">
              <text:list-item>
                <text:p text:style-name="P147"><text:span text:style-name="T4">Cas de test</text:span> : les paramètres sont incorrects.</text:p>
                <text:p text:style-name="P147"/>
                <text:list>
                  <text:list-item>
                    <text:p text:style-name="P148">Cas E1 : le certificat de session <text:s/>n'est pas enregistré dans VISHNU ou il a expiré</text:p>
                  </text:list-item>
                  <text:list-item>
                    <text:p text:style-name="P147"><text:soft-page-break/>Cas E2 : l'identifiant de la machine n'est pas enregistré dans VISHNU</text:p>
                  </text:list-item>
                </text:list>
              </text:list-item>
            </text:list>
            <text:list xml:id="list285356061" text:style-name="L22">
              <text:list-item>
                <text:list>
                  <text:list-item>
                    <text:p text:style-name="P149">Cas E3 : l'identifiant du job n'est pas enregistré dans VISHNU</text:p>
                  </text:list-item>
                </text:list>
              </text:list-item>
            </text:list>
            <text:list xml:id="list449713965" text:style-name="L23">
              <text:list-item>
                <text:list>
                  <text:list-header>
                    <text:p text:style-name="P150"/>
                  </text:list-header>
                </text:list>
              </text:list-item>
            </text:list>
            <text:list xml:id="list253923456" text:continue-list="list1748738560" text:style-name="L21">
              <text:list-item>
                <text:p text:style-name="P173"><text:span text:style-name="T41">Lancer le commande </text:span><text:span text:style-name="T49">vishnu_get_job_info</text:span><text:span text:style-name="T41"> avec </text:span><text:span text:style-name="T42">le cas de test (E1, E2 ou E3) et vérifier que son exécution échoue avec le </text:span><text:span text:style-name="T42">message d'erreur correspondant</text:span><text:span text:style-name="T41">.</text:span></text:p>
              </text:list-item>
            </text:list>
            <text:p text:style-name="P9"/>
          </table:table-cell>
          <table:table-cell table:style-name="Tableau11.A2" office:value-type="string">
            <text:p text:style-name="P82">- Un message d'erreur correspondant au cas d'erreur est <text:soft-page-break/>affiché </text:p>
          </table:table-cell>
          <table:table-cell table:style-name="Tableau11.D2" office:value-type="string">
            <text:p text:style-name="P3"/>
          </table:table-cell>
        </table:table-row>
        <table:table-row>
          <table:table-cell table:style-name="Tableau11.A2" office:value-type="string">
            <text:p text:style-name="P11"/>
            <text:p text:style-name="P11">T2.5-B:get jobs progression</text:p>
          </table:table-cell>
          <table:table-cell table:style-name="Tableau11.A2" office:value-type="string">
            <text:list xml:id="list58828067" text:style-name="L24">
              <text:list-header>
                <text:p text:style-name="P131"><text:span text:style-name="T55">Cas de test </text:span><text:span text:style-name="T41">: les paramètres sont corrects.</text:span></text:p>
              </text:list-header>
              <text:list-item>
                <text:p text:style-name="P131"><text:span text:style-name="T42">Lancer</text:span><text:span text:style-name="T49"> vishnu_submit_job </text:span><text:span text:style-name="T42">avec l'identifiant de la machine sur laquelle le job sera soumis et <text:s/>le chemin vers le script contenant les caractéristiques du job puis conserver les identifiants de job retournés par le système</text:span><text:span text:style-name="T41">.</text:span></text:p>
              </text:list-item>
              <text:list-item>
                <text:p text:style-name="P131"><text:span text:style-name="T41">Lancer la commande </text:span><text:span text:style-name="T49">vishnu_get_job_progress </text:span><text:span text:style-name="T42"><text:s/>avec l'option </text:span><text:span text:style-name="T49">-i</text:span><text:span text:style-name="T42"> <text:s/>suivie d'un identifiant de job généré par VISHNU et <text:s/>l'identifiant de la machine sur laquelle le job a été soumis.</text:span></text:p>
              </text:list-item>
              <text:list-item>
                <text:p text:style-name="P122">Répéter la commande précédente jusqu'à ce que la progression du job soit <text:span text:style-name="T58">positive</text:span>.</text:p>
              </text:list-item>
              <text:list-item>
                <text:p text:style-name="P122">Faire <text:span text:style-name="T13">vishnu_get_job_out_put </text:span>avec l'identifiant de la machine sur laquelle le job a été soumis et l'identifiant du job et vérifier que le résultat job est bien retourné.</text:p>
              </text:list-item>
            </text:list>
          </table:table-cell>
          <table:table-cell table:style-name="Tableau11.A2" office:value-type="string">
            <text:p text:style-name="P4">- La progression du job est retournée par le système</text:p>
          </table:table-cell>
          <table:table-cell table:style-name="Tableau11.D2" office:value-type="string">
            <text:p text:style-name="P3"/>
          </table:table-cell>
        </table:table-row>
        <table:table-row>
          <table:table-cell table:style-name="Tableau11.A2" office:value-type="string">
            <text:p text:style-name="P11">T2.5-E1:get jobs progression</text:p>
            <text:p text:style-name="P11">T2.5-E2:get jobs progression</text:p>
            <text:p text:style-name="P11">T2.5-E3:get jobs progression</text:p>
          </table:table-cell>
          <table:table-cell table:style-name="Tableau11.A2" office:value-type="string">
            <text:list xml:id="list1255194152" text:style-name="L25">
              <text:list-item>
                <text:p text:style-name="P166"><text:span text:style-name="T4">Cas de test</text:span> : les paramètres sont incorrects</text:p>
                <text:p text:style-name="P166"/>
              </text:list-item>
            </text:list>
            <text:list xml:id="list1993526626" text:style-name="L26">
              <text:list-item>
                <text:list>
                  <text:list-item>
                    <text:p text:style-name="P151">Cas E1 : le certificat de session <text:s/>n'est pas enregistré dans VISHNU ou il a expiré</text:p>
                  </text:list-item>
                  <text:list-item>
                    <text:p text:style-name="P152">Cas E2 : l'identifiant de la machine n'est pas enregistré dans VISHNU</text:p>
                  </text:list-item>
                  <text:list-item>
                    <text:p text:style-name="P152">Cas E3 : l'identifiant du job n'est pas enregistré dans VISHNU</text:p>
                  </text:list-item>
                </text:list>
              </text:list-item>
            </text:list>
            <text:p text:style-name="P5"/>
            <text:list xml:id="list1020382774" text:continue-list="list1255194152" text:style-name="L25">
              <text:list-item>
                <text:p text:style-name="P174"><text:span text:style-name="T40">Lancer </text:span><text:span text:style-name="T50">vishnu_get_job_progress</text:span><text:span text:style-name="T40"> avec les paramètres correspondant à chaque cas et vérifier que l'exécution de la commande échoue </text:span><text:span text:style-name="T42">avec le message d'erreur correspondant</text:span><text:span text:style-name="T40">.</text:span></text:p>
                <text:p text:style-name="P164"/>
              </text:list-item>
            </text:list>
          </table:table-cell>
          <table:table-cell table:style-name="Tableau11.A2" office:value-type="string">
            <text:p text:style-name="P3">- Un message correspondant au code d'erreur est affiché</text:p>
          </table:table-cell>
          <table:table-cell table:style-name="Tableau11.D2" office:value-type="string">
            <text:p text:style-name="P3"/>
          </table:table-cell>
        </table:table-row>
        <table:table-row>
          <table:table-cell table:style-name="Tableau11.A2" office:value-type="string">
            <text:p text:style-name="P12">T2.6-B:get <text:s/><text:span text:style-name="T59">one </text:span>job <text:span text:style-name="T59">output</text:span> </text:p>
          </table:table-cell>
          <table:table-cell table:style-name="Tableau11.A2" office:value-type="string">
            <text:list xml:id="list1298410607" text:style-name="L27">
              <text:list-item>
                <text:p text:style-name="P118"><text:span text:style-name="T4">Cas de test </text:span>: les paramètres sont corrects.</text:p>
              </text:list-item>
              <text:list-item>
                <text:p text:style-name="P132"><text:span text:style-name="T42">Lancer</text:span><text:span text:style-name="T49"> <text:s/>vishnu_submit_job </text:span><text:span text:style-name="T42">avec l'identifiant de la machine sur laquelle le job sera soumis et <text:s/>le chemin vers le script contenant les caractéristiques du job et conserver l'identifiant du job retourné par le système</text:span><text:span text:style-name="T47">.</text:span></text:p>
              </text:list-item>
              <text:list-item>
                <text:p text:style-name="P124">Attendre pendant une durée égale au temps d'exécution du job défini dans le script.</text:p>
              </text:list-item>
              <text:list-item>
                <text:p text:style-name="P132"><text:span text:style-name="T42">Faire </text:span><text:span text:style-name="T49">vishnu_get_job_out_put </text:span><text:span text:style-name="T42">avec l'identifiant de la machine sur laquelle le job a été soumis et l'identifiant du job et vérifier </text:span><text:span text:style-name="T42">que </text:span><text:span text:style-name="T44">le résultat job est bien retourné dans les chemins spécifiés dans le scripts de soumission.</text:span></text:p>
              </text:list-item>
            </text:list>
          </table:table-cell>
          <table:table-cell table:style-name="Tableau11.A2" office:value-type="string">
            <text:p text:style-name="P84">- Les résultats de job sont récupérés.</text:p>
          </table:table-cell>
          <table:table-cell table:style-name="Tableau11.D2" office:value-type="string">
            <text:p text:style-name="P3"/>
          </table:table-cell>
        </table:table-row>
        <table:table-row>
          <table:table-cell table:style-name="Tableau11.A2" office:value-type="string">
            <text:p text:style-name="P13">T2.6-E1:get <text:s/><text:span text:style-name="T59">one </text:span>job <text:span text:style-name="T59">output</text:span> <text:s/></text:p>
            <text:p text:style-name="P13">T2.6-E2:get <text:s/><text:span text:style-name="T59">one </text:span><text:soft-page-break/>job <text:span text:style-name="T59">output</text:span> <text:s/></text:p>
            <text:p text:style-name="P13">T2.6-E3:get <text:s/><text:span text:style-name="T59">one </text:span>job <text:span text:style-name="T59">output</text:span> </text:p>
          </table:table-cell>
          <table:table-cell table:style-name="Tableau11.A2" office:value-type="string">
            <text:list xml:id="list701228429" text:style-name="L28">
              <text:list-item>
                <text:p text:style-name="P167"><text:span text:style-name="T4">Cas de test</text:span> : les paramètres sont incorrects</text:p>
                <text:p text:style-name="P153"/>
                <text:list>
                  <text:list-item>
                    <text:p text:style-name="P154">Cas E1 : le certificat de session <text:s/>n'est pas enregistré dans <text:soft-page-break/>VISHNU ou il a expiré</text:p>
                  </text:list-item>
                  <text:list-item>
                    <text:p text:style-name="P153">Cas E2 : l'identifiant de la machine n'est pas enregistré dans VISHNU</text:p>
                  </text:list-item>
                </text:list>
              </text:list-item>
            </text:list>
            <text:list xml:id="list456956099" text:style-name="L29">
              <text:list-item>
                <text:list>
                  <text:list-item>
                    <text:p text:style-name="P168">Cas E3 : <text:s/>la progression du job n'est pas de 100%</text:p>
                  </text:list-item>
                </text:list>
              </text:list-item>
            </text:list>
            <text:list xml:id="list1153972768" text:continue-list="list701228429" text:style-name="L28">
              <text:list-item>
                <text:list>
                  <text:list-header>
                    <text:p text:style-name="P167"/>
                  </text:list-header>
                </text:list>
              </text:list-item>
              <text:list-item>
                <text:p text:style-name="P175"><text:span text:style-name="T40">Lancer le programme </text:span><text:span text:style-name="T49">vishnu_get_job_out_put</text:span><text:span text:style-name="T40"> </text:span><text:span text:style-name="T41">avec </text:span><text:span text:style-name="T42">le cas de test (E1, E2 ou E3) et vérifier que son exécution échoue avec </text:span><text:span text:style-name="T42">le message d'erreur correspondant</text:span><text:span text:style-name="T40">.</text:span></text:p>
                <text:p text:style-name="P167"/>
              </text:list-item>
            </text:list>
            <text:p text:style-name="P8"/>
          </table:table-cell>
          <table:table-cell table:style-name="Tableau11.A2" office:value-type="string">
            <text:p text:style-name="P84">- Un message correspondant au cas <text:soft-page-break/>d'erreur est affiché</text:p>
          </table:table-cell>
          <table:table-cell table:style-name="Tableau11.D2" office:value-type="string">
            <text:p text:style-name="P3"/>
          </table:table-cell>
        </table:table-row>
        <table:table-row>
          <table:table-cell table:style-name="Tableau11.A2" office:value-type="string">
            <text:p text:style-name="P14">T<text:span text:style-name="T62">2</text:span>.<text:span text:style-name="T62">7</text:span>-B : <text:span text:style-name="T60">Get all completed jobs outputs </text:span></text:p>
          </table:table-cell>
          <table:table-cell table:style-name="Tableau11.A2" office:value-type="string">
            <text:list xml:id="list1676297790" text:style-name="L30">
              <text:list-item>
                <text:p text:style-name="P119"><text:span text:style-name="T4">Cas de test </text:span>: les paramètres sont corrects.</text:p>
              </text:list-item>
              <text:list-item>
                <text:p text:style-name="P133"><text:span text:style-name="T46">Vérifier qu'aucun job n'est </text:span><text:span text:style-name="T46">soumis ou </text:span><text:span text:style-name="T46">en cours d'exécution sinon les annuler à l'aide de </text:span><text:span text:style-name="T49">vishnu_cancel_job</text:span><text:span text:style-name="T46">.</text:span><text:span text:style-name="T47"> </text:span></text:p>
              </text:list-item>
              <text:list-item>
                <text:p text:style-name="P133"><text:span text:style-name="T42">Lancer</text:span><text:span text:style-name="T49"> </text:span><text:span text:style-name="T42">deux fois la commande</text:span><text:span text:style-name="T49"> vishnu_submit_job </text:span><text:span text:style-name="T42">avec l'identifiant de la machine sur laquelle le job sera soumis et <text:s/>le chemin vers le script contenant les caractéristiques du job dont les chemins « </text:span><text:span text:style-name="T53">outputPath »</text:span><text:span text:style-name="T42"> et « </text:span><text:span text:style-name="T53">errorPath » </text:span><text:span text:style-name="T42">et le temps d'exécution de chacun des jobs . Dans le script du premier job, le temps d'exécution estimé est d'une minute et dans le script du second job, il <text:s/>est de deux minutes.</text:span></text:p>
              </text:list-item>
              <text:list-item>
                <text:p text:style-name="P136"><text:span text:style-name="T40">Lancer la commande </text:span><text:span text:style-name="T50">vishnu_get_all_jobs_out_put</text:span><text:span text:style-name="T40"> </text:span></text:p>
              </text:list-item>
              <text:list-item>
                <text:p text:style-name="P133"><text:span text:style-name="T44">Une minute après le lancement de la commande <text:s text:c="2"/></text:span><text:span text:style-name="T51">vishnu_get_all_jobs_out_put</text:span><text:span text:style-name="T44"> </text:span><text:span text:style-name="T45">vérifier que les résultats du premier job ont été bien rapatriés </text:span><text:span text:style-name="T44">dans les chemins spécifiés dans le script de soumission.</text:span></text:p>
              </text:list-item>
              <text:list-item>
                <text:p text:style-name="P133"><text:span text:style-name="T44">Deux minutes après le lancement de la commande <text:s text:c="2"/></text:span><text:span text:style-name="T51">vishnu_get_all_jobs_out_put</text:span><text:span text:style-name="T44"> vérifier que les résultats du second job ont été bien rapatriés dans les chemins spécifiés dans le script de soumission.</text:span></text:p>
              </text:list-item>
            </text:list>
          </table:table-cell>
          <table:table-cell table:style-name="Tableau11.A2" office:value-type="string">
            <text:p text:style-name="P17">- Les résultats des deux jobs soumis sont rapatriés.</text:p>
          </table:table-cell>
          <table:table-cell table:style-name="Tableau11.D2" office:value-type="string">
            <text:p text:style-name="P3">La période de rafraichissement est d'une minute.</text:p>
          </table:table-cell>
        </table:table-row>
        <table:table-row>
          <table:table-cell table:style-name="Tableau11.A2" office:value-type="string">
            <text:p text:style-name="P14">T<text:span text:style-name="T61">2</text:span>.<text:span text:style-name="T61">7</text:span>-E1 :<text:span text:style-name="T60">Get all completed jobs outputs </text:span></text:p>
            <text:p text:style-name="P14">T<text:span text:style-name="T61">2</text:span>.<text:span text:style-name="T61">7</text:span>-E2 : <text:span text:style-name="T60">Get all completed jobs outputs </text:span></text:p>
          </table:table-cell>
          <table:table-cell table:style-name="Tableau11.A2" office:value-type="string">
            <text:list xml:id="list890171491" text:continue-list="list1153972768" text:style-name="L28">
              <text:list-item text:start-value="1">
                <text:p text:style-name="P167"><text:span text:style-name="T4">Cas de test</text:span> : les paramètres sont incorrects</text:p>
                <text:p text:style-name="P153"/>
              </text:list-item>
            </text:list>
            <text:list xml:id="list2083808047" text:style-name="L31">
              <text:list-item>
                <text:list>
                  <text:list-item>
                    <text:p text:style-name="P156">Cas E1 : le certificat de session <text:s/>n'est pas enregistré dans VISHNU ou il a expiré</text:p>
                  </text:list-item>
                  <text:list-item>
                    <text:p text:style-name="P155">Cas E2 : l'identifiant de la machine n'est pas enregistré dans VISHNU</text:p>
                  </text:list-item>
                </text:list>
              </text:list-item>
            </text:list>
            <text:list xml:id="list2011298908" text:continue-list="list890171491" text:style-name="L28">
              <text:list-item>
                <text:list>
                  <text:list-header>
                    <text:p text:style-name="P167"/>
                  </text:list-header>
                </text:list>
              </text:list-item>
              <text:list-item>
                <text:p text:style-name="P175"><text:span text:style-name="T40">Lancer </text:span><text:span text:style-name="T43">la commande</text:span><text:span text:style-name="T50"> vishnu_get_all_jobs_out_put</text:span><text:span text:style-name="T40"> </text:span><text:span text:style-name="T41">avec </text:span><text:span text:style-name="T42">le cas de test (E1 ou E2) et vérifier que son exécution échoue avec le message d'erreur correspondant</text:span><text:span text:style-name="T40">.</text:span></text:p>
              </text:list-item>
            </text:list>
          </table:table-cell>
          <table:table-cell table:style-name="Tableau11.A2" office:value-type="string">
            <text:p text:style-name="P3">- Le message d'erreur correspondant au cas d'erreur est affiché</text:p>
          </table:table-cell>
          <table:table-cell table:style-name="Tableau11.D2" office:value-type="string">
            <text:p text:style-name="P3"/>
          </table:table-cell>
        </table:table-row>
        <table:table-row>
          <table:table-cell table:style-name="Tableau11.A2" office:value-type="string">
            <text:p text:style-name="P12">T2.3-B:list job queues</text:p>
          </table:table-cell>
          <table:table-cell table:style-name="Tableau11.A2" office:value-type="string">
            <text:list xml:id="list91990781" text:style-name="L32">
              <text:list-item>
                <text:p text:style-name="P120"><text:span text:style-name="T4">Cas de test </text:span>: les paramètres sont corrects.</text:p>
              </text:list-item>
              <text:list-item>
                <text:p text:style-name="P134"><text:span text:style-name="T42">Lancer</text:span><text:span text:style-name="T42"> </text:span><text:span text:style-name="T42">la commande </text:span><text:span text:style-name="T49">vishnu_list_queues </text:span><text:span text:style-name="T42">avec l'identifiant de la machine rattachée au Batch scheduler dont les queues seront listées et conserver la liste des queues</text:span><text:span text:style-name="T47">.</text:span></text:p>
              </text:list-item>
              <text:list-item>
                <text:p text:style-name="P169">Se connecter au Batch scheduler associé à la machine précédente.</text:p>
                <text:p text:style-name="P169"/>
              </text:list-item>
            </text:list>
            <text:p text:style-name="P15"><text:s text:c="4"/><text:span text:style-name="T4"><text:s text:c="2"/>Cas 1 : </text:span><text:span text:style-name="T25">le Batch scheduler est Torque </text:span></text:p>
            <text:p text:style-name="P15"><text:span text:style-name="T25"><text:s text:c="5"/>- Lancer la commande </text:span><text:span text:style-name="T13">qstat -Q </text:span><text:span text:style-name="T25">et vérifier que la liste des <text:s text:c="7"/>queues obtenue est la même que celle qui précède. <text:s/></text:span></text:p>
            <text:p text:style-name="P20"/>
            <text:p text:style-name="P15"><text:soft-page-break/><text:span text:style-name="T4"><text:s text:c="6"/>Cas 2 : </text:span><text:span text:style-name="T25">le Batch <text:s/>scheduler est LoadLeveler</text:span></text:p>
            <text:p text:style-name="P15"><text:span text:style-name="T25"><text:s text:c="5"/>- Lancer la commande </text:span><text:span text:style-name="T13">llclass </text:span><text:span text:style-name="T25">et vérifier que la liste des queues obtenue est la même que celle qui précède.</text:span></text:p>
            <text:p text:style-name="P20"/>
            <text:p text:style-name="P50"><text:span text:style-name="T4"><text:s text:c="6"/>Cas </text:span><text:span text:style-name="T6">3</text:span><text:span text:style-name="T4"> : </text:span><text:span text:style-name="T25">le Batch scheduler est </text:span><text:span text:style-name="T26">SLURM</text:span><text:span text:style-name="T25"> </text:span></text:p>
            <text:p text:style-name="P16"><text:span text:style-name="T25"><text:s text:c="5"/>- Lancer la commande </text:span><text:span text:style-name="T5">scontrol </text:span><text:span text:style-name="T7">show</text:span><text:span text:style-name="T5"> partition</text:span><text:span text:style-name="T13"> </text:span><text:span text:style-name="T25">et vérifier que la liste des <text:s/>queues obtenue est la même que celle qui précède. <text:s/></text:span></text:p>
            <text:p text:style-name="P21"/>
            <text:p text:style-name="P8"/>
          </table:table-cell>
          <table:table-cell table:style-name="Tableau11.A2" office:value-type="string">
            <text:p text:style-name="P84">- Les queues du Batch scheduler sont listées.</text:p>
          </table:table-cell>
          <table:table-cell table:style-name="Tableau11.D2" office:value-type="string">
            <text:p text:style-name="P3"/>
          </table:table-cell>
        </table:table-row>
        <table:table-row>
          <table:table-cell table:style-name="Tableau11.A2" office:value-type="string">
            <text:p text:style-name="P12">T2.3-E1:list job queues</text:p>
            <text:p text:style-name="P12">T2.3-E2:list job queues</text:p>
            <text:p text:style-name="P12"/>
          </table:table-cell>
          <table:table-cell table:style-name="Tableau11.A2" office:value-type="string">
            <text:list xml:id="list1380188958" text:continue-list="list2011298908" text:style-name="L28">
              <text:list-item text:start-value="1">
                <text:p text:style-name="P167"><text:span text:style-name="T4">Cas de test</text:span> : paramètres sont incorrects.</text:p>
                <text:p text:style-name="P153"/>
              </text:list-item>
            </text:list>
            <text:list xml:id="list2086666463" text:style-name="L33">
              <text:list-item>
                <text:list>
                  <text:list-item>
                    <text:p text:style-name="P158">Cas E1 : le certificat de session n'est pas enregistré dans VISHNU ou il a expiré</text:p>
                  </text:list-item>
                  <text:list-item>
                    <text:p text:style-name="P157">Cas E2 : l'identifiant de la machine n'est pas enregistré dans VISHNU</text:p>
                  </text:list-item>
                </text:list>
              </text:list-item>
            </text:list>
            <text:list xml:id="list1730052402" text:continue-list="list1380188958" text:style-name="L28">
              <text:list-item>
                <text:list>
                  <text:list-header>
                    <text:p text:style-name="P167"/>
                  </text:list-header>
                </text:list>
              </text:list-item>
              <text:list-item>
                <text:p text:style-name="P175"><text:span text:style-name="T40">Lancer </text:span><text:span text:style-name="T42">la commande </text:span><text:span text:style-name="T49">vishnu_list_queues</text:span><text:span text:style-name="T40"> </text:span><text:span text:style-name="T41">avec </text:span><text:span text:style-name="T42">le cas de test (E1 ou E2) et vérifier que son exécution échoue avec le message d'erreur correspondant</text:span><text:span text:style-name="T40">.</text:span></text:p>
                <text:p text:style-name="P167"/>
              </text:list-item>
            </text:list>
          </table:table-cell>
          <table:table-cell table:style-name="Tableau11.A2" office:value-type="string">
            <text:p text:style-name="P84">-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12">T2.4-B:list jobs</text:p>
            <text:p text:style-name="P12"/>
          </table:table-cell>
          <table:table-cell table:style-name="Tableau11.A2" office:value-type="string">
            <text:list xml:id="list135866843" text:continue-list="list1730052402" text:style-name="L28">
              <text:list-item text:start-value="1">
                <text:p text:style-name="P167"><text:span text:style-name="T4">Cas de test</text:span> : les paramètres sont corrects.</text:p>
                <text:p text:style-name="P167"/>
              </text:list-item>
              <text:list-item>
                <text:p text:style-name="P135"><text:span text:style-name="T46">Vérifier qu'aucun job n'est soumis ou en cours d'exécution sinon les annuler à l'aide de </text:span><text:span text:style-name="T49">vishnu_cancel_job</text:span><text:span text:style-name="T46">.</text:span><text:span text:style-name="T47"> </text:span></text:p>
              </text:list-item>
              <text:list-item>
                <text:p text:style-name="P126"><text:span text:style-name="T23">Lancer</text:span><text:span text:style-name="T18"> </text:span><text:span text:style-name="T23">cinq fois</text:span><text:span text:style-name="T18"> vishnu_submit_job </text:span><text:span text:style-name="T23">avec l'identifiant de la machine sur laquelle le job sera soumis et <text:s/>le chemin vers le </text:span><text:span text:style-name="T23">script contenant les caractéristiques du job puis conserver les</text:span></text:p>
                <text:p text:style-name="P123">identifiants des jobs.</text:p>
              </text:list-item>
              <text:list-item>
                <text:p text:style-name="P126"><text:span text:style-name="T23">Lancer la commande </text:span><text:span text:style-name="T18">vishnu_list_jobs</text:span><text:span text:style-name="T23"> et vérifier que les cinq jobs précédents sont affichés.</text:span></text:p>
              </text:list-item>
            </text:list>
          </table:table-cell>
          <table:table-cell table:style-name="Tableau11.A2" office:value-type="string">
            <text:p text:style-name="P84">Les jobs soumis sont affichés.</text:p>
          </table:table-cell>
          <table:table-cell table:style-name="Tableau11.D2" office:value-type="string">
            <text:p text:style-name="P3"/>
          </table:table-cell>
        </table:table-row>
        <table:table-row>
          <table:table-cell table:style-name="Tableau11.A2" office:value-type="string">
            <text:p text:style-name="P12">T2.4-E1:list jobs</text:p>
            <text:p text:style-name="P12">T2.4-E2:list jobs</text:p>
          </table:table-cell>
          <table:table-cell table:style-name="Tableau11.A2" office:value-type="string">
            <text:list xml:id="list1135061206" text:continue-list="list135866843" text:style-name="L28">
              <text:list-item text:start-value="1">
                <text:p text:style-name="P167"><text:span text:style-name="T4">Cas de test</text:span> : les paramètres sont incorrects.</text:p>
                <text:p text:style-name="P153"/>
              </text:list-item>
            </text:list>
            <text:list xml:id="list1433751205" text:style-name="L34">
              <text:list-item>
                <text:list>
                  <text:list-item>
                    <text:p text:style-name="P160">Cas E1 : le certificat de session n'est pas enregistré dans VISHNU ou il a expiré</text:p>
                  </text:list-item>
                  <text:list-item>
                    <text:p text:style-name="P159">Cas E2 : l'identifiant de la machine n'est pas enregistré dans VISHNU</text:p>
                    <text:p text:style-name="P170"/>
                  </text:list-item>
                </text:list>
              </text:list-item>
            </text:list>
            <text:list xml:id="list431633383" text:continue-list="list1135061206" text:style-name="L28">
              <text:list-item>
                <text:p text:style-name="P167">Lancer <text:span text:style-name="T23">la commande </text:span><text:span text:style-name="T18">vishnu_list_jobs</text:span> <text:span text:style-name="T30">avec </text:span><text:span text:style-name="T23">le cas de test (E1 <text:s/>ou E2) et vérifier que son exécution échoue avec le message d'erreur correspondant</text:span>.</text:p>
              </text:list-item>
            </text:list>
          </table:table-cell>
          <table:table-cell table:style-name="Tableau11.A2" office:value-type="string">
            <text:p text:style-name="P84">- Un message correspondant au cas d'erreur est affiché</text:p>
          </table:table-cell>
          <table:table-cell table:style-name="Tableau11.D2" office:value-type="string">
            <text:p text:style-name="P3"/>
          </table:table-cell>
        </table:table-row>
      </table:table>
      <text:p text:style-name="P74"/>
      <text:h text:style-name="P111" text:outline-level="2"><text:s/>Tests de stress<text:tab/></text:h>
      <text:h text:style-name="P106" text:outline-level="3"><text:s/>Présentation</text:h>
      <text:p text:style-name="P77">Ces tests permettent de vérifier que la cible de test peut réussir à basculer et être récupérée pour différents dysfonctionnements matériels, logiciels ou réseaux sans qu'il y ait perte de données. Ils vérifient que lorsqu'une défaillance survient un système alternatif ou un système de sauvegarde prend<text:span text:style-name="T27">s</text:span> le relai correctement sans perte de données ou de transactions.</text:p>
      <text:h text:style-name="P106" text:outline-level="3"><text:soft-page-break/><text:s/>Environnement des tests</text:h>
      <text:p text:style-name="P74">Nous utiliserons l'environnement de test 1 décrit dans le chapitre 2.</text:p>
      <text:h text:style-name="P106" text:outline-level="3"><text:s/>Identifiants de tests</text:h>
      <text:p text:style-name="P74">Les identifiants des tests sont de la forme: STR<text:span text:style-name="T28">-</text:span><text:span text:style-name="T28">&lt;Element stressé&gt;-&lt;Type de stress&gt;</text:span><text:span text:style-name="T28">.</text:span></text:p>
      <text:h text:style-name="P106" text:outline-level="3"><text:s/>Liste des tests</text:h>
      <text:p text:style-name="P74"/>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28">STR-SERV-DOWN</text:p>
            <text:p text:style-name="P27"/>
          </table:table-cell>
          <table:table-cell table:style-name="Table1.A2" office:value-type="string">
            <text:p text:style-name="P3">- <text:span text:style-name="T25">Lancer la commande </text:span><text:span text:style-name="T13">vishnu_submit_job</text:span></text:p>
            <text:p text:style-name="P19">- Arrêter le serveur TMS après l'exécution de la commande</text:p>
            <text:p text:style-name="P19">- Redémarrer le serveur TMS</text:p>
            <text:p text:style-name="P3"><text:span text:style-name="T25">- Lancer la commande </text:span><text:span text:style-name="T13">vishnu_cancel_job</text:span></text:p>
            <text:p text:style-name="P3"/>
          </table:table-cell>
          <table:table-cell table:style-name="Table1.C2" office:value-type="string">
            <text:p text:style-name="P47">- <text:span text:style-name="T27">Terminaison normale de la commande </text:span><text:span text:style-name="T19">vishnu_cancel_job</text:span></text:p>
          </table:table-cell>
        </table:table-row>
        <table:table-row>
          <table:table-cell table:style-name="Table1.A2" office:value-type="string">
            <text:p text:style-name="P28">STR-AGENT-DOWN</text:p>
            <text:p text:style-name="P27"/>
          </table:table-cell>
          <table:table-cell table:style-name="Table1.A2" office:value-type="string">
            <text:p text:style-name="P3">- <text:span text:style-name="T25">Lancer la commande </text:span><text:span text:style-name="T13">vishnu_submit_job</text:span></text:p>
            <text:p text:style-name="P3"><text:span text:style-name="T25">- </text:span><text:span text:style-name="T25">Arrêter l</text:span><text:span text:style-name="T25">'agent SysFera-DS</text:span><text:span text:style-name="T25"> après l'exécution </text:span><text:span text:style-name="T25">de la commande</text:span></text:p>
            <text:p text:style-name="P3"><text:span text:style-name="T25">- </text:span><text:span text:style-name="T25">Red</text:span><text:span text:style-name="T25">émarrer l</text:span><text:span text:style-name="T25">'agent SysFera-DS</text:span></text:p>
            <text:p text:style-name="P3"><text:span text:style-name="T25">- Lancer la commande </text:span><text:span text:style-name="T13">vishnu_cancel_job</text:span></text:p>
          </table:table-cell>
          <table:table-cell table:style-name="Table1.C2" office:value-type="string">
            <text:p text:style-name="P47">- <text:span text:style-name="T27">Terminaison normale de la commande </text:span><text:span text:style-name="T19">vishnu_cancel_job</text:span></text:p>
          </table:table-cell>
        </table:table-row>
        <table:table-row>
          <table:table-cell table:style-name="Table1.A2" office:value-type="string">
            <text:p text:style-name="P28">STR-BATCH-DOWN</text:p>
          </table:table-cell>
          <table:table-cell table:style-name="Table1.A2" office:value-type="string">
            <text:p text:style-name="P19">- Arrêter le Batch scheduler</text:p>
            <text:p text:style-name="P3"><text:span text:style-name="T25">- Lancer la commande </text:span><text:span text:style-name="T13">vishnu_submit_job</text:span></text:p>
          </table:table-cell>
          <table:table-cell table:style-name="Table1.C2" office:value-type="string">
            <text:p text:style-name="P47"><text:span text:style-name="T27">- Une erreur due à une indisponibilité </text:span><text:span text:style-name="T27">du Batch scheduler est retournée par le système.</text:span></text:p>
          </table:table-cell>
        </table:table-row>
      </table:table>
      <text:h text:style-name="P140" text:outline-level="4" text:is-list-header="true"/>
      <text:h text:style-name="P111" text:outline-level="2"><text:s/>Contrôle des performances</text:h>
      <text:h text:style-name="P106" text:outline-level="3"><text:s/>Présentation</text:h>
      <text:p text:style-name="P74">Ces tests ont pour objectif de vérifier que les exigences de performance quantifiées sont effectivement satisfaites. </text:p>
      <text:h text:style-name="P106" text:outline-level="3"><text:s/>Environnement de tests</text:h>
      <text:p text:style-name="P74">Nous utiliserons l'environnement de test 1 décrit dans le chapitre 2.</text:p>
      <text:h text:style-name="P106" text:outline-level="3"><text:s/>Identifiants des tests</text:h>
      <text:p text:style-name="P74">Les identifiants des tests sont de la forme: <text:span text:style-name="T28">CDP-&lt;ID STB&gt;-[NomdeCommande|IdentifiantDeTest]</text:span> où 'ID STB' est l'identifiant de l'exigence spécifiée dans le document [STB] au paragraphe « performances, fiabilité et robustesse ». </text:p>
      <text:h text:style-name="P106" text:outline-level="3"><text:s/>Liste des tests</text:h>
      <text:p text:style-name="P74"/>
      <table:table table:name="Table2" table:style-name="Table2">
        <table:table-column table:style-name="Table2.A"/>
        <table:table-column table:style-name="Table2.B"/>
        <table:table-column table:style-name="Table2.C"/>
        <table:table-row>
          <table:table-cell table:style-name="Table2.A1" office:value-type="string">
            <text:p text:style-name="P3">Identifiant de tests</text:p>
          </table:table-cell>
          <table:table-cell table:style-name="Table2.A1" office:value-type="string">
            <text:p text:style-name="P3">Technique</text:p>
          </table:table-cell>
          <table:table-cell table:style-name="Table2.C1" office:value-type="string">
            <text:p text:style-name="P3"><text:s/>Critère de completion</text:p>
          </table:table-cell>
        </table:table-row>
        <table:table-row>
          <table:table-cell table:style-name="Table2.A2" office:value-type="string">
            <text:p text:style-name="P29">CDP-3.1-submit a job</text:p>
          </table:table-cell>
          <table:table-cell table:style-name="Table2.A2" office:value-type="string">
            <text:p text:style-name="P3"><text:span text:style-name="T4">Cas 1</text:span> :Batch scheduler Torque</text:p>
            <text:p text:style-name="P3">- Lancer une commande <text:span text:style-name="T13">'ssh &lt;host&gt; qsub'</text:span> <text:soft-page-break/>sur une machine serveur en mesurant le temps de réponse (temps de référence)</text:p>
            <text:p text:style-name="P3"/>
            <text:p text:style-name="P3"><text:span text:style-name="T4">Cas 2</text:span> :Batch scheduler LoadLeveler</text:p>
            <text:p text:style-name="P45">Lancer une commande <text:span text:style-name="T13">'ssh &lt;host&gt; </text:span><text:span text:style-name="T13">llsubmit'</text:span> sur une machine serveur en mesurant le temps de réponse (temps de référence)</text:p>
            <text:p text:style-name="P3"/>
            <text:p text:style-name="P23"><text:span text:style-name="T4">Cas </text:span><text:span text:style-name="T8">3</text:span> :Batch scheduler <text:span text:style-name="T65">SLURM</text:span></text:p>
            <text:p text:style-name="P52">Lancer une commande <text:span text:style-name="T13">'ssh &lt;host&gt; </text:span><text:span text:style-name="T14">sbatch</text:span><text:span text:style-name="T13">'</text:span> sur une machine serveur en mesurant le temps de réponse (temps de référence)</text:p>
            <text:p text:style-name="P23"/>
            <text:p text:style-name="P3">- Lancer la commande <text:span text:style-name="T13">vishnu_submit_job</text:span><text:span text:style-name="T4"> </text:span><text:span text:style-name="T25">en mesurant le temps de réponse</text:span></text:p>
          </table:table-cell>
          <table:table-cell table:style-name="Table2.C2" office:value-type="string">
            <text:p text:style-name="P3">temps inférieur au temps de référence (valeur moyenne sur 10 <text:soft-page-break/>itérations)</text:p>
          </table:table-cell>
        </table:table-row>
        <table:table-row>
          <table:table-cell table:style-name="Table2.A2" office:value-type="string">
            <text:p text:style-name="P29">CDP-3.1-cancel a job</text:p>
          </table:table-cell>
          <table:table-cell table:style-name="Table2.A2" office:value-type="string">
            <text:p text:style-name="P3"><text:span text:style-name="T4">Cas 1</text:span> :Batch scheduler Torque</text:p>
            <text:p text:style-name="P3">- Lancer une commande <text:span text:style-name="T13">'ssh &lt;host&gt; qdel'</text:span> sur une machine serveur en mesurant le temps de réponse (temps de référence)</text:p>
            <text:p text:style-name="P3"/>
            <text:p text:style-name="P3"><text:span text:style-name="T4">Cas 2</text:span> :Batch scheduler LoadLeveler</text:p>
            <text:p text:style-name="P45">Lancer une commande <text:span text:style-name="T13">'ssh &lt;host&gt; llcancel'</text:span> sur une machine serveur en mesurant le temps de réponse (temps de référence)</text:p>
            <text:p text:style-name="P45"/>
            <text:p text:style-name="P24"><text:span text:style-name="T4">Cas </text:span><text:span text:style-name="T9">3</text:span> :Batch scheduler <text:span text:style-name="T66">SLURM</text:span></text:p>
            <text:p text:style-name="P53">Lancer une commande <text:span text:style-name="T13">'ssh &lt;host&gt; </text:span><text:span text:style-name="T15">s</text:span><text:span text:style-name="T13">c</text:span><text:span text:style-name="T15">ancel</text:span><text:span text:style-name="T13">'</text:span> sur une machine serveur en mesurant le temps de réponse (temps de référence)</text:p>
            <text:p text:style-name="P3"/>
            <text:p text:style-name="P3"><text:span text:style-name="T25">- Lancer la commande </text:span><text:span text:style-name="T13">vishnu_cancel_job</text:span><text:span text:style-name="T4"> </text:span><text:span text:style-name="T25">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29">CDP-3.1-list jobs</text:p>
          </table:table-cell>
          <table:table-cell table:style-name="Table2.A2" office:value-type="string">
            <text:p text:style-name="P3"><text:span text:style-name="T4">Cas 1</text:span> :Batch scheduler Torque</text:p>
            <text:p text:style-name="P3">- Lancer une commande <text:span text:style-name="T13">'ssh &lt;host&gt; qstat'</text:span> sur une machine serveur en mesurant le temps de réponse (temps de référence)</text:p>
            <text:p text:style-name="P3"/>
            <text:p text:style-name="P3"><text:span text:style-name="T4">Cas 2</text:span> :Batch scheduler LoadLeveler</text:p>
            <text:p text:style-name="P45">Lancer une commande <text:span text:style-name="T13">'ssh &lt;host&gt; llq'</text:span> sur une machine serveur en mesurant le temps de réponse (temps de référence)</text:p>
            <text:p text:style-name="P45"/>
            <text:p text:style-name="P25"><text:span text:style-name="T4">Cas </text:span><text:span text:style-name="T10">3</text:span> :Batch scheduler <text:span text:style-name="T67">SLURM</text:span></text:p>
            <text:p text:style-name="P54">Lancer une commande <text:span text:style-name="T13">'ssh &lt;host&gt; </text:span><text:span text:style-name="T16">squeue</text:span><text:span text:style-name="T13">'</text:span> sur une machine serveur en mesurant le temps de réponse (temps de référence)</text:p>
            <text:p text:style-name="P3"/>
            <text:p text:style-name="P3"><text:span text:style-name="T25">- Lancer la commande </text:span><text:span text:style-name="T13">vishnu_list_jobs</text:span><text:span text:style-name="T4"> </text:span><text:span text:style-name="T25">en mesurant le temps de réponse</text:span> temps de réponse <text:s/>(temps de référence).</text:p>
            <text:p text:style-name="P19"/>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29">CDP-3.2.1-list job queues</text:p>
          </table:table-cell>
          <table:table-cell table:style-name="Table2.A2" office:value-type="string">
            <text:p text:style-name="P3"><text:span text:style-name="T4">Cas 1</text:span> :Batch scheduler Torque</text:p>
            <text:p text:style-name="P3">- Lancer une commande <text:span text:style-name="T13">'ssh &lt;host&gt; qstat -Q'</text:span> sur une machine serveur en mesurant le <text:soft-page-break/>temps de réponse (temps de référence)</text:p>
            <text:p text:style-name="P3"/>
            <text:p text:style-name="P3"><text:span text:style-name="T4">Cas 2</text:span> :Batch scheduler LoadLeveler</text:p>
            <text:p text:style-name="P45">Lancer une commande <text:span text:style-name="T13">'ssh &lt;host&gt; llclass'</text:span> sur une machine serveur en mesurant le temps de réponse (temps de référence)</text:p>
            <text:p text:style-name="P3"/>
            <text:p text:style-name="P26"><text:span text:style-name="T4">Cas </text:span><text:span text:style-name="T11">3</text:span> :Batch scheduler <text:span text:style-name="T68">SLURM</text:span></text:p>
            <text:p text:style-name="P55">Lancer une commande <text:span text:style-name="T13">'ssh &lt;host&gt; </text:span><text:span text:style-name="T17">scontrol show partition</text:span><text:span text:style-name="T13">'</text:span> sur une machine serveur en mesurant le temps de réponse (temps de référence)</text:p>
            <text:p text:style-name="P26"/>
            <text:p text:style-name="P17"><text:span text:style-name="T25">- Lancer la commande </text:span><text:span text:style-name="T13">vishnu_list_queues</text:span><text:span text:style-name="T4"> </text:span><text:span text:style-name="T25">en mesurant le temps de réponse</text:span></text:p>
          </table:table-cell>
          <table:table-cell table:style-name="Table2.C2" office:value-type="string">
            <text:p text:style-name="P7">temps inférieur au temps de référence (valeur moyenne sur 10 itérations)</text:p>
          </table:table-cell>
        </table:table-row>
        <table:table-row>
          <table:table-cell table:style-name="Table2.A2" office:value-type="string">
            <text:p text:style-name="P29">CDP-3.2.2-submit a job</text:p>
          </table:table-cell>
          <table:table-cell table:style-name="Table2.A2" office:value-type="string">
            <text:p text:style-name="P17">- Lancer le serveur TMS</text:p>
          </table:table-cell>
          <table:table-cell table:style-name="Table2.C2" office:value-type="string">
            <text:p text:style-name="P7">Consommation CPU inférieure à 10%.</text:p>
          </table:table-cell>
        </table:table-row>
        <table:table-row>
          <table:table-cell table:style-name="Table2.A2" office:value-type="string">
            <text:p text:style-name="P30">CDP-MemServer</text:p>
          </table:table-cell>
          <table:table-cell table:style-name="Table2.A2" office:value-type="string">
            <text:p text:style-name="P10">- Lancer le serveur TMS</text:p>
            <text:p text:style-name="P10">- Laisser le serveur fonctionner sans utiliser les services pendant 24h</text:p>
            <text:p text:style-name="P10">- Vérifier que l'espace mémoire consommé par le processus serveur n'a pas augmenté.</text:p>
          </table:table-cell>
          <table:table-cell table:style-name="Table2.C2" office:value-type="string">
            <text:p text:style-name="P7">Consommation mémoire constante.</text:p>
          </table:table-cell>
        </table:table-row>
      </table:table>
      <text:p text:style-name="P74"/>
      <text:h text:style-name="P111" text:outline-level="2"><text:s/>Tests de charge</text:h>
      <text:h text:style-name="P106" text:outline-level="3"><text:s/>Présentation</text:h>
      <text:p text:style-name="P74">Les tests de charge ont pour objectif de vérifier que les exigences de capacité du système sont vérifiées.</text:p>
      <text:h text:style-name="P106" text:outline-level="3"><text:s/>Environnement de tests</text:h>
      <text:p text:style-name="P48"/>
      <text:p text:style-name="P51">Nous utiliserons l'environnement de test 1 <text:s/><text:span text:style-name="T69">et 3 </text:span>décrit dans le chapitre 2.</text:p>
      <text:p text:style-name="P51"/>
      <text:p text:style-name="P49"><text:span text:style-name="T27">Par ailleurs,</text:span> les requêtes envoyées en simultané seront en fait envoyées par une seule machine cliente avec un programme de synchronisation (MPI).</text:p>
      <text:h text:style-name="P106" text:outline-level="3"><text:s/>Identifiants de tests</text:h>
      <text:p text:style-name="P74">Les identifiants des tests sont de la forme: LOAD<text:span text:style-name="T28">-&lt;ID STB&gt;-</text:span><text:span text:style-name="T28">[</text:span><text:span text:style-name="T28">NomdeCommande</text:span><text:span text:style-name="T28">|IdentifiantDeTest]</text:span> où 'ID STB' est l'identifiant de l'exigence spécifiée dans le document [STB]. </text:p>
      <text:h text:style-name="P106" text:outline-level="3"><text:s/>Liste des tests</text:h>
      <text:p text:style-name="P74"/>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2" office:value-type="string">
            <text:p text:style-name="P28">LOAD-2.1-submit a job</text:p>
          </table:table-cell>
          <table:table-cell table:style-name="Tableau9.A2" office:value-type="string">
            <text:p text:style-name="P7">- Lancer <text:s/>100 commandes <text:span text:style-name="T13">vishnu_submit_job</text:span> simultanées</text:p>
          </table:table-cell>
          <table:table-cell table:style-name="Tableau9.C2" office:value-type="string">
            <text:p text:style-name="P3">- Terminaison normale de toutes les commandes</text:p>
            <text:p text:style-name="P3">- Etat normal du serveur TMS</text:p>
          </table:table-cell>
        </table:table-row>
        <table:table-row>
          <table:table-cell table:style-name="Tableau9.A2" office:value-type="string">
            <text:p text:style-name="P28">LOAD-2.1-list jobs,</text:p>
            <text:p text:style-name="P28">LOAD-2.1-list job queues,</text:p>
          </table:table-cell>
          <table:table-cell table:style-name="Tableau9.A2" office:value-type="string">
            <text:p text:style-name="P7">- Lancer 100 commandes <text:span text:style-name="T13">vishnu_list_jobs/ vishnu_list_queues</text:span> <text:soft-page-break/>simultanées</text:p>
          </table:table-cell>
          <table:table-cell table:style-name="Tableau9.C2" office:value-type="string">
            <text:p text:style-name="P3">- Terminaison normale de toutes les commandes</text:p>
            <text:p text:style-name="P3"><text:soft-page-break/>- Etat normal du serveur TMS</text:p>
          </table:table-cell>
        </table:table-row>
      </table:table>
      <text:h text:style-name="P111" text:outline-level="2" text:is-list-header="true"/>
      <text:h text:style-name="P111" text:outline-level="2"><text:s/>Contrôle de la qualité du code</text:h>
      <text:h text:style-name="P106" text:outline-level="3"><text:s/>Présentation</text:h>
      <text:p text:style-name="P74">L'objectif de ces tests est de vérifier que le code source (C/C++ ou Java) respecte les contraintes de qualité logiciel fixées dans les spécifications et le cahier des charges.</text:p>
      <text:h text:style-name="P106" text:outline-level="3"><text:s/>Identifiants des tests</text:h>
      <text:p text:style-name="P74">Les identifiants des tests sont de la forme: <text:span text:style-name="T28">[IdentifiantDeTest]</text:span><text:span text:style-name="T28">-</text:span><text:span text:style-name="T28">[</text:span><text:span text:style-name="T28">IdentifiantD</text:span><text:span text:style-name="T28">esModules</text:span><text:span text:style-name="T28">]</text:span> où les identifiants sont les suivants:</text:p>
      <text:list xml:id="list1353567302" text:style-name="L35">
        <text:list-item>
          <text:p text:style-name="P105">Identifiants de tests</text:p>
          <text:list>
            <text:list-item>
              <text:p text:style-name="P105">CRP: Conformité aux Règles de Programmation</text:p>
            </text:list-item>
            <text:list-item>
              <text:p text:style-name="P105">MCC: Mesure de la Complexité du Code</text:p>
            </text:list-item>
            <text:list-item>
              <text:p text:style-name="P105">DDC: Détection de Duplication du Code</text:p>
            </text:list-item>
          </text:list>
        </text:list-item>
        <text:list-item>
          <text:p text:style-name="P105">Identifiants de modules</text:p>
          <text:list>
            <text:list-item>
              <text:p text:style-name="P105">CSC : C/C++ source code</text:p>
            </text:list-item>
            <text:list-item>
              <text:p text:style-name="P105">JSC : Java source code</text:p>
            </text:list-item>
          </text:list>
        </text:list-item>
      </text:list>
      <text:h text:style-name="P106" text:outline-level="3"><text:s/>Liste des tests</text:h>
      <text:p text:style-name="P74"/>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28">CRP-CSC</text:p>
          </table:table-cell>
          <table:table-cell table:style-name="Tableau4.A2" office:value-type="string">
            <text:p text:style-name="P80">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28">CRP-JSC</text:p>
          </table:table-cell>
          <table:table-cell table:style-name="Tableau4.A2" office:value-type="string">
            <text:p text:style-name="P80">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28">MCC-CSC</text:p>
          </table:table-cell>
          <table:table-cell table:style-name="Tableau4.A2" office:value-type="string">
            <text:p text:style-name="P80">Audit du code C/C++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28">MCC-JSC</text:p>
          </table:table-cell>
          <table:table-cell table:style-name="Tableau4.A2" office:value-type="string">
            <text:p text:style-name="P80">Audit du code Java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28">DDC-CSC</text:p>
          </table:table-cell>
          <table:table-cell table:style-name="Tableau4.A2" office:value-type="string">
            <text:p text:style-name="P80">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28">DDC-JSC</text:p>
          </table:table-cell>
          <table:table-cell table:style-name="Tableau4.A2" office:value-type="string">
            <text:p text:style-name="P80">Audit du code Java avec l'outil SQUORE</text:p>
          </table:table-cell>
          <table:table-cell table:style-name="Tableau4.C2" office:value-type="string">
            <text:p text:style-name="P3">Moins de 10% de code dupliqué. </text:p>
          </table:table-cell>
        </table:table-row>
      </table:table>
      <text:p text:style-name="P44"/>
      <text:p text:style-name="P44"/>
      <text:h text:style-name="P111" text:outline-level="2"><text:soft-page-break/><text:s text:c="2"/>Tests de compilation et d'installation</text:h>
      <text:h text:style-name="P107" text:outline-level="3"><text:s/>Présentation</text:h>
      <text:p text:style-name="P75">La compilation des différents exécutables et librairies composant le module TMS sera réalisée par un serveur d'intégration continue (du type HUDSON).</text:p>
      <text:p text:style-name="P75">Par ailleurs les tests d'installation ont pour objectif de valider la procédure d'installation de l'ensemble des différents composants d'une plateforme VISHNU (clients, serveurs, agents SysFera-DS).</text:p>
      <text:h text:style-name="P106" text:outline-level="3"><text:s/>Environnement des tests</text:h>
      <text:p text:style-name="P51">Nous utiliserons l'environnement de test décrit dans le chapitre 2.</text:p>
      <text:h text:style-name="P106" text:outline-level="3"><text:s/>Liste des tests</text:h>
      <text:p text:style-name="P73"/>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28">COMP-CSC</text:p>
          </table:table-cell>
          <table:table-cell table:style-name="Tableau10.A2" office:value-type="string">
            <text:p text:style-name="P81">Compilation du code C/C++ avec l'outil GCC/CMake</text:p>
          </table:table-cell>
          <table:table-cell table:style-name="Tableau10.C2" office:value-type="string">
            <text:p text:style-name="P3">Compilation correcte de tous les exécutables</text:p>
          </table:table-cell>
        </table:table-row>
        <table:table-row>
          <table:table-cell table:style-name="Tableau10.A2" office:value-type="string">
            <text:p text:style-name="P28">INS-SERVER-PGSQL</text:p>
            <text:p text:style-name="P28">INS-SERVER-ORACLE</text:p>
          </table:table-cell>
          <table:table-cell table:style-name="Tableau10.A2" office:value-type="string">
            <text:p text:style-name="P81">Installation des différents éléments serveur de la plateforme VISHNU</text:p>
            <text:list xml:id="list2030831932" text:style-name="L36">
              <text:list-item>
                <text:p text:style-name="P165">serveur de calcul</text:p>
              </text:list-item>
              <text:list-item>
                <text:p text:style-name="P165">serveur de stockage</text:p>
              </text:list-item>
              <text:list-item>
                <text:p text:style-name="P165">serveur dédié VISHNU</text:p>
              </text:list-item>
              <text:list-item>
                <text:p text:style-name="P165">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28">INS-CLI</text:p>
          </table:table-cell>
          <table:table-cell table:style-name="Tableau10.A2" office:value-type="string">
            <text:p text:style-name="P81">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28">INS-PGAPI</text:p>
          </table:table-cell>
          <table:table-cell table:style-name="Tableau10.A2" office:value-type="string">
            <text:p text:style-name="P81">Installation des librairies 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28">INS-WSAPI</text:p>
          </table:table-cell>
          <table:table-cell table:style-name="Tableau10.A2" office:value-type="string">
            <text:p text:style-name="P81">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111" text:outline-level="2" text:is-list-header="true"/>
      <text:h text:style-name="P111" text:outline-level="2"><text:s/>Contrôle de la documentation utilisateur</text:h>
      <text:h text:style-name="P106" text:outline-level="3"><text:s/>Présentation</text:h>
      <text:p text:style-name="P74">L'objectif est de vérifier que la documentation utilisateur permet à l'utilisateur de comprendre et d'utiliser les fonctions spécifiées .</text:p>
      <text:h text:style-name="P106" text:outline-level="3"><text:s/>Liste des tests</text:h>
      <text:p text:style-name="P74"/>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28">CDU-MAN</text:p>
          </table:table-cell>
          <table:table-cell table:style-name="Tableau13.A2" office:value-type="string">
            <text:p text:style-name="P80">Vérifier les pages de manuel attachées à chaque commande</text:p>
          </table:table-cell>
          <table:table-cell table:style-name="Tableau13.C2" office:value-type="string">
            <text:p text:style-name="P3">Toutes les pages de manuel <text:span text:style-name="T22">contiennent </text:span><text:span text:style-name="T22">toutes les informations nécessaires à </text:span><text:soft-page-break/><text:span text:style-name="T22">l'utilisateur pour utiliser les commandes.</text:span></text:p>
          </table:table-cell>
        </table:table-row>
        <table:table-row>
          <table:table-cell table:style-name="Tableau13.A2" office:value-type="string">
            <text:p text:style-name="P28">CDU-USERGUIDE</text:p>
          </table:table-cell>
          <table:table-cell table:style-name="Tableau13.A2" office:value-type="string">
            <text:p text:style-name="P80">Suivre le guide de l'utilisateur </text:p>
          </table:table-cell>
          <table:table-cell table:style-name="Tableau13.C2" office:value-type="string">
            <text:p text:style-name="P80">Le guide permet une prise en main rapide des fonctions du logiciel</text:p>
          </table:table-cell>
        </table:table-row>
      </table:table>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draw:frame draw:style-name="Mfr1" draw:name="images1" text:anchor-type="char" svg:x="-2.02cm" svg:y="-1.24cm" svg:width="21.001cm" svg:height="5.807cm" draw:z-index="17"><draw:image xlink:href="Pictures/10000000000009B0000003AF6679DFC9.png" xlink:type="simple" xlink:show="embed" xlink:actuate="onLoad"/></draw:frame>VISHNU_D4_1b-TMS-PlanTests</text:p>
            </table:table-cell>
            <table:table-cell table:style-name="Tableau7.B1" office:value-type="string">
              <text:p text:style-name="MP2">Politique de tests du module TMS</text:p>
            </table:table-cell>
          </table:table-row>
        </table:table>
        <text:p text:style-name="MP2"/>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16</text:page-number></text:span><text:span text:style-name="Page_20_Number"><text:span text:style-name="MT3">|</text:span></text:span><text:span text:style-name="MT3"><text:page-count>16</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16</text:page-number></text:span><text:span text:style-name="Page_20_Number"><text:span text:style-name="MT3">|</text:span></text:span><text:span text:style-name="MT3"><text:page-count>16</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 </dc:title>
    <meta:initial-creator>Mathias Blanchoud</meta:initial-creator>
    <meta:creation-date>2010-04-28T21:52:00</meta:creation-date>
    <dc:date>2011-07-22T15:02:25</dc:date>
    <meta:print-date>2011-01-25T10:37:52</meta:print-date>
    <dc:language>fr-FR</dc:language>
    <meta:editing-cycles>2339</meta:editing-cycles>
    <meta:editing-duration>PT108H49M32S</meta:editing-duration>
    <meta:printed-by>traore </meta:printed-by>
    <dc:creator>traore </dc:creator>
    <meta:document-statistic meta:table-count="15" meta:image-count="3" meta:object-count="0" meta:page-count="16" meta:paragraph-count="451" meta:word-count="4178" meta:character-count="26218"/>
    <meta:user-defined meta:name="Info 1"/>
    <meta:user-defined meta:name="Info 2"/>
    <meta:user-defined meta:name="Info 3"/>
    <meta:user-defined meta:name="Info 4"/>
  </office:meta>
</office:document-meta>
</file>